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Times New Roman" svg:font-family="'Times New Roman'" style:font-family-generic="roman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Times New Roman1" svg:font-family="'Times New Roman'" style:font-family-generic="roman" style:font-pitch="variable"/>
    <style:font-face style:name="Arial1" svg:font-family="Arial" style:font-family-generic="swiss" style:font-pitch="variable"/>
    <style:font-face style:name="Caladea" svg:font-family="Caladea" style:font-family-generic="swiss" style:font-pitch="variable"/>
    <style:font-face style:name="Arial2" svg:font-family="Arial" style:font-family-generic="system" style:font-pitch="variable"/>
    <style:font-face style:name="Caladea1" svg:font-family="Caladea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17.381cm" fo:margin-left="-0.191cm" fo:margin-top="0cm" fo:margin-bottom="0cm" table:align="left"/>
    </style:style>
    <style:style style:name="Table1.A" style:family="table-column">
      <style:table-column-properties style:column-width="7.668cm"/>
    </style:style>
    <style:style style:name="Table1.B" style:family="table-column">
      <style:table-column-properties style:column-width="4.602cm"/>
    </style:style>
    <style:style style:name="Table1.C" style:family="table-column">
      <style:table-column-properties style:column-width="5.112cm"/>
    </style:style>
    <style:style style:name="Table1.1" style:family="table-row">
      <style:table-row-properties style:min-row-height="1.058cm" fo:keep-together="auto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1.B1" style:family="table-cell">
      <style:table-cell-properties fo:padding-left="0.191cm" fo:padding-right="0.191cm" fo:padding-top="0cm" fo:padding-bottom="0cm" fo:border-left="none" fo:border-right="none" fo:border-top="none" fo:border-bottom="0.5pt solid #000001"/>
    </style:style>
    <style:style style:name="Table1.B2" style:family="table-cell">
      <style:table-cell-properties fo:padding-left="0.191cm" fo:padding-right="0.191cm" fo:padding-top="0cm" fo:padding-bottom="0cm" fo:border-left="none" fo:border-right="none" fo:border-top="0.5pt solid #000001" fo:border-bottom="0.5pt solid #000001"/>
    </style:style>
    <style:style style:name="Table2" style:family="table">
      <style:table-properties style:width="17cm" fo:margin-left="-0.206cm" fo:margin-top="0cm" fo:margin-bottom="0cm" table:align="left"/>
    </style:style>
    <style:style style:name="Table2.A" style:family="table-column">
      <style:table-column-properties style:column-width="9.209cm"/>
    </style:style>
    <style:style style:name="Table2.B" style:family="table-column">
      <style:table-column-properties style:column-width="7.791cm"/>
    </style:style>
    <style:style style:name="Table2.1" style:family="table-row">
      <style:table-row-properties style:min-row-height="0.988cm" fo:keep-together="auto"/>
    </style:style>
    <style:style style:name="Table2.A1" style:family="table-cell">
      <style:table-cell-properties style:vertical-align="" fo:background-color="transparent" fo:padding="0.176cm" fo:border="1pt solid #000001">
        <style:background-image/>
      </style:table-cell-properties>
    </style:style>
    <style:style style:name="Table2.2" style:family="table-row">
      <style:table-row-properties fo:keep-together="auto"/>
    </style:style>
    <style:style style:name="Table2.3" style:family="table-row">
      <style:table-row-properties fo:keep-together="auto"/>
    </style:style>
    <style:style style:name="Table2.4" style:family="table-row">
      <style:table-row-properties style:min-row-height="1.439cm" fo:keep-together="auto"/>
    </style:style>
    <style:style style:name="Table2.A4" style:family="table-cell">
      <style:table-cell-properties style:vertical-align="" fo:background-color="transparent" fo:padding="0.176cm" fo:border-left="1pt solid #000001" fo:border-right="1pt solid #000001" fo:border-top="none" fo:border-bottom="1pt solid #000001">
        <style:background-image/>
      </style:table-cell-properties>
    </style:style>
    <style:style style:name="P1" style:family="paragraph" style:parent-style-name="Standard">
      <style:paragraph-properties fo:margin-left="0cm" fo:margin-right="0cm" fo:margin-top="0.75cm" fo:margin-bottom="0cm" loext:contextual-spacing="false" fo:line-height="100%" fo:text-align="end" style:justify-single-word="false" fo:text-indent="0cm" style:auto-text-indent="false" fo:break-before="page" fo:padding="0cm" fo:border="none"/>
      <style:text-properties style:text-position="0% 100%" style:font-name="Times New Roman1" fo:font-size="12pt" fo:font-weight="normal" style:font-name-asian="Times New Roman2" style:font-size-asian="12pt" style:font-weight-asian="normal" style:font-name-complex="Times New Roman2" style:font-size-complex="12pt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imes New Roman1" fo:font-size="14pt" officeooo:rsid="001ed491" officeooo:paragraph-rsid="001ed491" style:font-name-asian="Times New Roman2" style:font-size-asian="14pt" style:font-name-complex="Times New Roman2" style:font-size-complex="14pt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imes New Roman1" fo:font-size="14pt" officeooo:rsid="001ff409" officeooo:paragraph-rsid="001ff409" style:font-name-asian="Times New Roman2" style:font-size-asian="14pt" style:font-name-complex="Times New Roman2" style:font-size-complex="14pt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imes New Roman1" fo:font-size="14pt" officeooo:rsid="003f1e48" officeooo:paragraph-rsid="003f1e48" style:font-name-asian="Times New Roman2" style:font-size-asian="14pt" style:font-name-complex="Times New Roman2" style:font-size-complex="14pt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padding="0cm" fo:border="none" style:vertical-align="auto"/>
      <style:text-properties fo:color="#000000" style:font-name="Times New Roman" fo:font-size="14pt" fo:language="ru" fo:country="RU" officeooo:rsid="00289535" officeooo:paragraph-rsid="00349f29" fo:background-color="#ffffff" style:font-name-asian="Times New Roman2" style:font-size-asian="14pt" style:font-name-complex="Times New Roman" style:font-size-complex="14pt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padding="0cm" fo:border="none" style:vertical-align="auto"/>
      <style:text-properties fo:color="#000000" style:font-name="Times New Roman" fo:font-size="14pt" fo:language="ru" fo:country="RU" fo:font-style="normal" officeooo:rsid="00289535" officeooo:paragraph-rsid="00349f29" fo:background-color="#ffffff" style:font-name-asian="Times New Roman2" style:font-size-asian="14pt" style:font-style-asian="normal" style:font-name-complex="Times New Roman" style:font-size-complex="14pt" style:font-style-complex="normal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padding="0cm" fo:border="none" style:vertical-align="auto"/>
      <style:text-properties fo:color="#000000" style:font-name="Times New Roman" fo:font-size="14pt" fo:language="ru" fo:country="RU" fo:font-style="normal" officeooo:rsid="00289535" officeooo:paragraph-rsid="00349f29" fo:background-color="#ffffff" style:font-name-asian="Times New Roman2" style:font-size-asian="14pt" style:language-asian="ru" style:country-asian="RU" style:font-style-asian="normal" style:font-name-complex="Times New Roman" style:font-size-complex="14pt" style:font-style-complex="normal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padding="0cm" fo:border="none"/>
      <style:text-properties style:font-name-asian="Times New Roman2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padding="0cm" fo:border="none"/>
      <style:text-properties fo:color="#ff0000" style:font-name="Times New Roman1" fo:font-size="14pt" style:font-name-asian="Times New Roman2" style:font-size-asian="14pt" style:font-name-complex="Times New Roman2" style:font-size-complex="14pt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padding="0cm" fo:border="none"/>
      <style:text-properties officeooo:paragraph-rsid="0033ebd5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padding="0cm" fo:border="none" style:vertical-align="auto"/>
      <style:text-properties officeooo:paragraph-rsid="00349f29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padding="0cm" fo:border="none"/>
      <style:text-properties officeooo:paragraph-rsid="001b845c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fo:padding="0cm" fo:border="none"/>
      <style:text-properties fo:font-variant="normal" fo:text-transform="none" style:text-position="0% 100%" style:font-name="Times New Roman1" fo:font-size="14pt" fo:font-weight="bold" style:font-name-asian="Times New Roman2" style:font-size-asian="14pt" style:font-weight-asian="bold" style:font-name-complex="Times New Roman2" style:font-size-complex="14pt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padding="0cm" fo:border="none"/>
      <style:text-properties style:use-window-font-color="true" style:font-name="Times New Roman1" fo:font-size="14pt" fo:font-style="normal" fo:background-color="#ffffff" style:font-name-asian="Times New Roman2" style:font-size-asian="14pt" style:font-style-asian="normal" style:font-name-complex="Times New Roman2" style:font-size-complex="14pt" style:font-style-complex="normal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padding="0cm" fo:border="none"/>
      <style:text-properties style:font-name="Times New Roman1" fo:font-size="14pt" fo:font-weight="bold" style:font-name-asian="Times New Roman2" style:font-size-asian="14pt" style:font-weight-asian="bold" style:font-name-complex="Times New Roman2" style:font-size-complex="14pt"/>
    </style:style>
    <style:style style:name="P17" style:family="paragraph" style:parent-style-name="Preformatted_20_Text">
      <style:paragraph-properties fo:margin-left="0cm" fo:margin-right="0cm" fo:margin-top="0cm" fo:margin-bottom="0cm" loext:contextual-spacing="false" fo:line-height="100%" fo:text-indent="0cm" style:auto-text-indent="false"/>
      <style:text-properties fo:color="#008000" fo:font-size="10pt" style:font-size-asian="10pt" style:font-size-complex="10pt"/>
    </style:style>
    <style:style style:name="P18" style:family="paragraph" style:parent-style-name="Preformatted_20_Text">
      <style:paragraph-properties fo:margin-left="0cm" fo:margin-right="0cm" fo:margin-top="0cm" fo:margin-bottom="0cm" loext:contextual-spacing="false" fo:line-height="100%" fo:text-indent="0cm" style:auto-text-indent="false"/>
      <style:text-properties fo:color="#008000" fo:font-size="10pt" officeooo:paragraph-rsid="00401ce0" style:font-size-asian="10pt" style:font-size-complex="10pt"/>
    </style:style>
    <style:style style:name="P19" style:family="paragraph" style:parent-style-name="Preformatted_20_Text">
      <style:paragraph-properties fo:margin-left="0cm" fo:margin-right="0cm" fo:margin-top="0cm" fo:margin-bottom="0cm" loext:contextual-spacing="false" fo:line-height="100%" fo:text-indent="0cm" style:auto-text-indent="false"/>
      <style:text-properties fo:color="#008000" style:font-name="Arial1" fo:font-size="10pt" fo:language="ru" fo:country="RU" fo:font-weight="normal" officeooo:rsid="000ffa94" officeooo:paragraph-rsid="00401ce0" style:font-name-asian="Times New Roman2" style:font-size-asian="10pt" style:font-weight-asian="normal" style:font-name-complex="Times New Roman2" style:font-size-complex="10pt" style:font-weight-complex="normal"/>
    </style:style>
    <style:style style:name="P20" style:family="paragraph" style:parent-style-name="Preformatted_20_Text">
      <style:paragraph-properties fo:margin-left="0cm" fo:margin-right="0cm" fo:margin-top="0cm" fo:margin-bottom="0cm" loext:contextual-spacing="false" fo:line-height="100%" fo:text-indent="0cm" style:auto-text-indent="false"/>
      <style:text-properties fo:color="#000000" fo:font-size="10pt" style:font-size-asian="10pt" style:font-size-complex="10pt"/>
    </style:style>
    <style:style style:name="P21" style:family="paragraph" style:parent-style-name="Preformatted_20_Text">
      <style:paragraph-properties fo:margin-left="0cm" fo:margin-right="0cm" fo:margin-top="0cm" fo:margin-bottom="0cm" loext:contextual-spacing="false" fo:line-height="100%" fo:text-indent="0cm" style:auto-text-indent="false"/>
      <style:text-properties fo:color="#000000" fo:font-size="10pt" officeooo:paragraph-rsid="00401ce0" style:font-size-asian="10pt" style:font-size-complex="10pt"/>
    </style:style>
    <style:style style:name="P22" style:family="paragraph" style:parent-style-name="Preformatted_20_Text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style:font-size-asian="10pt" style:font-size-complex="10pt"/>
    </style:style>
    <style:style style:name="P23" style:family="paragraph" style:parent-style-name="Preformatted_20_Text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officeooo:paragraph-rsid="002ab84d" style:font-size-asian="10pt" style:font-size-complex="10pt"/>
    </style:style>
    <style:style style:name="P24" style:family="paragraph" style:parent-style-name="Preformatted_20_Text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officeooo:paragraph-rsid="00401ce0" style:font-size-asian="10pt" style:font-size-complex="10pt"/>
    </style:style>
    <style:style style:name="P25" style:family="paragraph" style:parent-style-name="Standard">
      <style:paragraph-properties fo:margin-top="0cm" fo:margin-bottom="0cm" loext:contextual-spacing="false" fo:line-height="100%" fo:text-align="center" style:justify-single-word="false" fo:padding="0cm" fo:border="none">
        <style:tab-stops>
          <style:tab-stop style:position="17.002cm" style:type="right"/>
        </style:tab-stops>
      </style:paragraph-properties>
      <style:text-properties fo:background-color="transparent"/>
    </style:style>
    <style:style style:name="P26" style:family="paragraph" style:parent-style-name="Standard">
      <style:paragraph-properties fo:margin-top="0cm" fo:margin-bottom="0cm" loext:contextual-spacing="false" fo:line-height="100%" fo:padding="0cm" fo:border="none"/>
    </style:style>
    <style:style style:name="P27" style:family="paragraph" style:parent-style-name="Standard">
      <style:paragraph-properties fo:margin-top="0cm" fo:margin-bottom="0cm" loext:contextual-spacing="false" fo:line-height="100%" fo:text-align="center" style:justify-single-word="false" fo:padding="0cm" fo:border="none"/>
    </style:style>
    <style:style style:name="P28" style:family="paragraph" style:parent-style-name="Standard">
      <style:paragraph-properties fo:margin-top="0cm" fo:margin-bottom="0cm" loext:contextual-spacing="false" fo:line-height="100%" fo:text-align="center" style:justify-single-word="false" fo:padding="0cm" fo:border="none"/>
      <style:text-properties officeooo:paragraph-rsid="000ffa94"/>
    </style:style>
    <style:style style:name="P29" style:family="paragraph" style:parent-style-name="Standard">
      <style:paragraph-properties fo:margin-top="0cm" fo:margin-bottom="0cm" loext:contextual-spacing="false" fo:line-height="100%" fo:padding="0cm" fo:border="none"/>
      <style:text-properties style:text-position="0% 100%" style:font-name="Times New Roman1" fo:font-size="14pt" fo:font-weight="normal" style:font-name-asian="Times New Roman2" style:font-size-asian="14pt" style:font-weight-asian="normal" style:font-name-complex="Times New Roman2" style:font-size-complex="14pt"/>
    </style:style>
    <style:style style:name="P30" style:family="paragraph" style:parent-style-name="Standard">
      <style:paragraph-properties fo:margin-top="0cm" fo:margin-bottom="0cm" loext:contextual-spacing="false" fo:line-height="100%" fo:text-align="center" style:justify-single-word="false" fo:padding="0cm" fo:border="none"/>
      <style:text-properties style:text-position="0% 100%" style:font-name="Times New Roman1" fo:font-size="14pt" fo:font-weight="normal" style:font-name-asian="Times New Roman2" style:font-size-asian="14pt" style:font-weight-asian="normal" style:font-name-complex="Times New Roman2" style:font-size-complex="14pt"/>
    </style:style>
    <style:style style:name="P31" style:family="paragraph" style:parent-style-name="Standard">
      <style:paragraph-properties fo:margin-top="0cm" fo:margin-bottom="0cm" loext:contextual-spacing="false" fo:line-height="100%" fo:text-align="start" style:justify-single-word="false" fo:padding="0cm" fo:border="none"/>
      <style:text-properties style:text-position="0% 100%" style:font-name="Times New Roman1" fo:font-size="14pt" fo:font-weight="normal" style:font-name-asian="Times New Roman2" style:font-size-asian="14pt" style:font-weight-asian="normal" style:font-name-complex="Times New Roman2" style:font-size-complex="14pt"/>
    </style:style>
    <style:style style:name="P32" style:family="paragraph" style:parent-style-name="Standard">
      <style:paragraph-properties fo:margin-top="0cm" fo:margin-bottom="0cm" loext:contextual-spacing="false" fo:line-height="100%" fo:text-align="center" style:justify-single-word="false" fo:padding="0cm" fo:border="none"/>
      <style:text-properties style:use-window-font-color="true" style:text-position="0% 100%" style:font-name="Times New Roman1" fo:font-size="14pt" fo:font-weight="normal" officeooo:rsid="000ffa94" officeooo:paragraph-rsid="000ffa94" style:font-name-asian="Times New Roman2" style:font-size-asian="14pt" style:font-weight-asian="normal" style:font-name-complex="Times New Roman2" style:font-size-complex="14pt"/>
    </style:style>
    <style:style style:name="P33" style:family="paragraph" style:parent-style-name="Standard">
      <style:paragraph-properties fo:margin-top="0cm" fo:margin-bottom="0cm" loext:contextual-spacing="false" fo:line-height="100%" fo:text-align="center" style:justify-single-word="false" fo:padding="0cm" fo:border="none"/>
      <style:text-properties fo:font-variant="small-caps" style:text-position="0% 100%" style:font-name="Times New Roman1" fo:font-size="14pt" fo:font-weight="bold" style:font-name-asian="Times New Roman2" style:font-size-asian="14pt" style:font-weight-asian="bold" style:font-name-complex="Times New Roman2" style:font-size-complex="14pt"/>
    </style:style>
    <style:style style:name="P34" style:family="paragraph" style:parent-style-name="Standard">
      <style:paragraph-properties fo:margin-top="0cm" fo:margin-bottom="0cm" loext:contextual-spacing="false" fo:line-height="100%" fo:text-align="center" style:justify-single-word="false" fo:padding="0cm" fo:border="none"/>
      <style:text-properties fo:font-variant="normal" fo:text-transform="none" style:text-position="0% 100%" style:font-name="Times New Roman1" fo:font-size="14pt" fo:font-weight="normal" style:font-name-asian="Times New Roman2" style:font-size-asian="14pt" style:font-weight-asian="normal" style:font-name-complex="Times New Roman2" style:font-size-complex="14pt"/>
    </style:style>
    <style:style style:name="P35" style:family="paragraph" style:parent-style-name="Standard">
      <style:paragraph-properties fo:margin-top="0cm" fo:margin-bottom="0cm" loext:contextual-spacing="false" fo:line-height="100%"/>
    </style:style>
    <style:style style:name="P36" style:family="paragraph" style:parent-style-name="Standard">
      <style:paragraph-properties fo:margin-top="0cm" fo:margin-bottom="0cm" loext:contextual-spacing="false" fo:line-height="100%"/>
      <style:text-properties officeooo:paragraph-rsid="003be93f"/>
    </style:style>
    <style:style style:name="P37" style:family="paragraph" style:parent-style-name="Standard">
      <style:paragraph-properties fo:margin-top="0cm" fo:margin-bottom="0cm" loext:contextual-spacing="false" fo:line-height="100%"/>
      <style:text-properties style:use-window-font-color="true" style:font-name="Times New Roman1" fo:font-size="14pt" officeooo:rsid="003be93f" style:font-name-asian="Times New Roman2" style:font-size-asian="14pt" style:font-name-complex="Times New Roman2" style:font-size-complex="14pt"/>
    </style:style>
    <style:style style:name="P38" style:family="paragraph" style:parent-style-name="Standard">
      <style:paragraph-properties fo:margin-top="0cm" fo:margin-bottom="0cm" loext:contextual-spacing="false" fo:line-height="100%"/>
      <style:text-properties style:use-window-font-color="true" style:font-name="Times New Roman1" fo:font-size="14pt" officeooo:rsid="003be93f" officeooo:paragraph-rsid="003be93f" style:font-name-asian="Times New Roman2" style:font-size-asian="14pt" style:font-name-complex="Times New Roman2" style:font-size-complex="14pt"/>
    </style:style>
    <style:style style:name="P39" style:family="paragraph" style:parent-style-name="Standard">
      <style:paragraph-properties fo:margin-top="0cm" fo:margin-bottom="1.251cm" loext:contextual-spacing="false" fo:line-height="100%" fo:padding="0cm" fo:border="none"/>
      <style:text-properties style:text-position="0% 100%" style:font-name="Times New Roman1" fo:font-size="12pt" fo:font-weight="normal" style:font-name-asian="Times New Roman2" style:font-size-asian="12pt" style:font-weight-asian="normal" style:font-name-complex="Times New Roman2" style:font-size-complex="12pt"/>
    </style:style>
    <style:style style:name="P40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00%" fo:text-align="justify" style:justify-single-word="false" fo:text-indent="1cm" style:auto-text-indent="false" style:page-number="auto" fo:background-color="transparent" fo:padding="0cm" fo:border="none"/>
      <style:text-properties style:use-window-font-color="true" style:font-name="Times New Roman1" fo:font-size="14pt" officeooo:rsid="002a2700" officeooo:paragraph-rsid="003f1e48" style:font-name-asian="Times New Roman2" style:font-size-asian="14pt" style:font-name-complex="Times New Roman2" style:font-size-complex="14pt"/>
    </style:style>
    <style:style style:name="P4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justify" style:justify-single-word="false" fo:text-indent="1cm" style:auto-text-indent="false" fo:background-color="transparent" fo:padding="0cm" fo:border="none"/>
      <style:text-properties style:use-window-font-color="true" style:font-name="Times New Roman1" fo:font-size="14pt" officeooo:rsid="002a2700" officeooo:paragraph-rsid="003f1e48" style:font-name-asian="Times New Roman2" style:font-size-asian="14pt" style:font-name-complex="Times New Roman2" style:font-size-complex="14pt"/>
    </style:style>
    <style:style style:name="P42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2" fo:widows="2" fo:text-indent="1cm" style:auto-text-indent="false" fo:break-before="auto" fo:break-after="auto" fo:padding="0cm" fo:border="none" fo:keep-with-next="auto" style:text-autospace="ideograph-alpha" style:punctuation-wrap="hanging" style:line-break="strict" style:vertical-align="auto" style:snap-to-layout-grid="true" style:writing-mode="lr-tb"/>
      <style:text-properties style:use-window-font-color="true" style:font-name="Times New Roman1" fo:font-size="14pt" officeooo:rsid="002a2700" officeooo:paragraph-rsid="003f1e48" style:font-name-asian="Times New Roman2" style:font-size-asian="14pt" style:font-name-complex="Times New Roman2" style:font-size-complex="14pt"/>
    </style:style>
    <style:style style:name="P43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2" fo:widows="2" fo:text-indent="1cm" style:auto-text-indent="false" fo:break-before="auto" fo:break-after="auto" fo:padding="0cm" fo:border="none" fo:keep-with-next="auto" style:text-autospace="ideograph-alpha" style:punctuation-wrap="hanging" style:line-break="strict" style:vertical-align="auto" style:snap-to-layout-grid="true" style:writing-mode="lr-tb"/>
      <style:text-properties style:use-window-font-color="true" style:font-name="Times New Roman1" fo:font-size="14pt" officeooo:paragraph-rsid="003286e3" style:font-name-asian="Times New Roman2" style:font-size-asian="14pt" style:font-name-complex="Times New Roman2" style:font-size-complex="14pt"/>
    </style:style>
    <style:style style:name="P44" style:family="paragraph" style:parent-style-name="Standard">
      <style:paragraph-properties fo:margin-left="0cm" fo:margin-right="0.004cm" fo:margin-top="0cm" fo:margin-bottom="0cm" loext:contextual-spacing="false" fo:line-height="100%" fo:text-align="justify" style:justify-single-word="false" fo:text-indent="0cm" style:auto-text-indent="false" style:text-autospace="none"/>
      <style:text-properties fo:color="#000000" style:font-name="Times New Roman" fo:font-size="14pt" fo:language="ru" fo:country="RU" officeooo:paragraph-rsid="0033ebd5" fo:background-color="#ffffff" style:font-size-asian="14pt" style:language-asian="ru" style:country-asian="RU" style:font-name-complex="Times New Roman" style:font-size-complex="14pt"/>
    </style:style>
    <style:style style:name="P45" style:family="paragraph" style:parent-style-name="Standard">
      <style:paragraph-properties fo:margin-left="0cm" fo:margin-right="0.004cm" fo:margin-top="0cm" fo:margin-bottom="0cm" loext:contextual-spacing="false" fo:line-height="100%" fo:text-align="justify" style:justify-single-word="false" fo:text-indent="0cm" style:auto-text-indent="false" style:text-autospace="none"/>
      <style:text-properties fo:color="#000000" fo:font-size="14pt" fo:language="ru" fo:country="RU" officeooo:paragraph-rsid="0033ebd5" fo:background-color="#ffffff" style:font-size-asian="14pt" style:font-size-complex="14pt"/>
    </style:style>
    <style:style style:name="P46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251cm" style:auto-text-indent="false" fo:padding="0cm" fo:border="none"/>
      <style:text-properties style:font-name="Times New Roman1" fo:font-size="14pt" officeooo:paragraph-rsid="0037c02e" style:font-size-asian="14pt" style:font-name-complex="Times New Roman2" style:font-size-complex="14pt"/>
    </style:style>
    <style:style style:name="P47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251cm" style:auto-text-indent="false" fo:padding="0cm" fo:border="none"/>
      <style:text-properties style:font-name="Times New Roman1" fo:font-size="14pt" officeooo:paragraph-rsid="0016c9ac" style:font-name-asian="Times New Roman2" style:font-size-asian="14pt" style:font-name-complex="Times New Roman2" style:font-size-complex="14pt"/>
    </style:style>
    <style:style style:name="P48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251cm" style:auto-text-indent="false" fo:padding="0cm" fo:border="none"/>
      <style:text-properties style:font-name="Times New Roman1" fo:font-size="14pt" officeooo:paragraph-rsid="0018640a" style:font-name-asian="Times New Roman2" style:font-size-asian="14pt" style:font-name-complex="Times New Roman2" style:font-size-complex="14pt"/>
    </style:style>
    <style:style style:name="P49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251cm" style:auto-text-indent="false" fo:padding="0cm" fo:border="none"/>
      <style:text-properties style:font-name="Times New Roman1" fo:font-size="14pt" fo:font-weight="bold" officeooo:paragraph-rsid="0033ebd5" style:font-name-asian="Times New Roman2" style:font-size-asian="14pt" style:font-weight-asian="bold" style:font-name-complex="Times New Roman2" style:font-size-complex="14pt"/>
    </style:style>
    <style:style style:name="P50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251cm" style:auto-text-indent="false" fo:padding="0cm" fo:border="none"/>
      <style:text-properties style:use-window-font-color="true" fo:font-style="normal" officeooo:rsid="0014f19c" officeooo:paragraph-rsid="0039a41b" style:font-style-asian="normal" style:font-style-complex="normal"/>
    </style:style>
    <style:style style:name="P51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251cm" style:auto-text-indent="false" fo:padding="0cm" fo:border="none"/>
      <style:text-properties fo:language="ru" fo:country="RU" officeooo:paragraph-rsid="0016c9ac"/>
    </style:style>
    <style:style style:name="P52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251cm" style:auto-text-indent="false" fo:padding="0cm" fo:border="none"/>
      <style:text-properties style:font-name="Courier New" fo:font-size="10pt" officeooo:rsid="003ae5d8" officeooo:paragraph-rsid="003ae5d8" style:font-name-asian="Courier New1" style:font-size-asian="10pt" style:font-name-complex="Courier New1" style:font-size-complex="10pt"/>
    </style:style>
    <style:style style:name="P53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251cm" style:auto-text-indent="false" fo:padding="0cm" fo:border="none"/>
      <style:text-properties style:font-name="Courier New" fo:font-size="10pt" officeooo:paragraph-rsid="003ae5d8" style:font-name-asian="Courier New1" style:font-size-asian="10pt" style:font-name-complex="Courier New1" style:font-size-complex="10pt"/>
    </style:style>
    <style:style style:name="P54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251cm" style:auto-text-indent="false" fo:padding="0cm" fo:border="none"/>
    </style:style>
    <style:style style:name="P55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251cm" style:auto-text-indent="false" fo:padding="0cm" fo:border="none"/>
      <style:text-properties officeooo:paragraph-rsid="003ae5d8"/>
    </style:style>
    <style:style style:name="P56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251cm" style:auto-text-indent="false" fo:padding="0cm" fo:border="none"/>
      <style:text-properties style:text-position="0% 100%" style:font-name="Times New Roman1" fo:font-size="14pt" fo:font-weight="normal" style:font-name-asian="Times New Roman2" style:font-size-asian="14pt" style:font-weight-asian="normal" style:font-name-complex="Times New Roman2" style:font-size-complex="14pt"/>
    </style:style>
    <style:style style:name="P57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251cm" style:auto-text-indent="false" fo:padding="0cm" fo:border="none"/>
      <style:text-properties style:text-position="0% 100%" style:font-name="Times New Roman1" fo:font-size="14pt" fo:font-weight="normal" officeooo:rsid="003f1e48" officeooo:paragraph-rsid="003f1e48" style:font-name-asian="Times New Roman2" style:font-size-asian="14pt" style:font-weight-asian="normal" style:font-name-complex="Times New Roman2" style:font-size-complex="14pt" style:font-weight-complex="normal"/>
    </style:style>
    <style:style style:name="P58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251cm" style:auto-text-indent="false" fo:padding="0cm" fo:border="none"/>
      <style:text-properties style:text-position="0% 100%" style:font-name="Times New Roman1" fo:font-size="14pt" fo:font-weight="bold" style:font-name-asian="Times New Roman2" style:font-size-asian="14pt" style:font-weight-asian="bold" style:font-name-complex="Times New Roman2" style:font-size-complex="14pt"/>
    </style:style>
    <style:style style:name="P59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251cm" style:auto-text-indent="false" fo:padding="0cm" fo:border="none"/>
      <style:text-properties fo:color="#000000" style:font-name="Times New Roman" fo:font-size="14pt" fo:language="ru" fo:country="RU" officeooo:paragraph-rsid="0033ebd5" fo:background-color="#ffffff" style:font-name-asian="Times New Roman2" style:font-size-asian="14pt" style:language-asian="ru" style:country-asian="RU" style:font-name-complex="Times New Roman" style:font-size-complex="14pt"/>
    </style:style>
    <style:style style:name="P60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251cm" style:auto-text-indent="false" fo:break-before="page" fo:padding="0cm" fo:border="none"/>
      <style:text-properties style:text-position="0% 100%" style:font-name="Times New Roman1" fo:font-size="14pt" fo:font-weight="bold" style:font-name-asian="Times New Roman2" style:font-size-asian="14pt" style:font-weight-asian="bold" style:font-name-complex="Times New Roman2" style:font-size-complex="14pt"/>
    </style:style>
    <style:style style:name="P61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251cm" style:auto-text-indent="false" fo:break-before="page" fo:padding="0cm" fo:border="none"/>
      <style:text-properties style:font-name="Times New Roman1" fo:font-size="14pt" fo:font-weight="bold" style:font-name-asian="Times New Roman2" style:font-size-asian="14pt" style:font-weight-asian="bold" style:font-name-complex="Times New Roman2" style:font-size-complex="14pt"/>
    </style:style>
    <style:style style:name="P62" style:family="paragraph" style:parent-style-name="Standard">
      <style:paragraph-properties fo:margin-left="0cm" fo:margin-right="0.004cm" fo:margin-top="0cm" fo:margin-bottom="0cm" loext:contextual-spacing="false" fo:line-height="100%" fo:text-align="center" style:justify-single-word="false" fo:text-indent="0.97cm" style:auto-text-indent="false" style:text-autospace="none"/>
      <style:text-properties fo:color="#000000" fo:font-size="5pt" fo:language="ru" fo:country="RU" officeooo:paragraph-rsid="0033ebd5" fo:background-color="#ffffff" style:font-size-asian="5pt" style:font-size-complex="5pt"/>
    </style:style>
    <style:style style:name="P63" style:family="paragraph" style:parent-style-name="Standard">
      <style:paragraph-properties fo:margin-left="0cm" fo:margin-right="0.004cm" fo:margin-top="0cm" fo:margin-bottom="0cm" loext:contextual-spacing="false" fo:line-height="100%" fo:text-align="center" style:justify-single-word="false" fo:text-indent="0.97cm" style:auto-text-indent="false" style:text-autospace="none"/>
      <style:text-properties fo:color="#000000" fo:font-size="12pt" fo:language="ru" fo:country="RU" officeooo:paragraph-rsid="0033ebd5" fo:background-color="#ffffff" style:font-size-asian="12pt" style:font-size-complex="12pt"/>
    </style:style>
    <style:style style:name="P64" style:family="paragraph" style:parent-style-name="Standard">
      <style:paragraph-properties fo:margin-left="0.97cm" fo:margin-right="0.004cm" fo:margin-top="0cm" fo:margin-bottom="0cm" loext:contextual-spacing="false" fo:line-height="100%" fo:text-indent="0cm" style:auto-text-indent="false" style:text-autospace="none"/>
      <style:text-properties fo:color="#000000" style:font-name="Times New Roman" fo:font-size="14pt" fo:language="ru" fo:country="RU" officeooo:rsid="00289535" officeooo:paragraph-rsid="00349f29" fo:background-color="#ffffff" style:font-name-asian="Times New Roman2" style:font-size-asian="14pt" style:font-name-complex="Times New Roman" style:font-size-complex="14pt"/>
    </style:style>
    <style:style style:name="P65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padding="0cm" fo:border="none"/>
      <style:text-properties fo:color="#000000" style:font-name="Times New Roman" fo:font-size="14pt" fo:language="ru" fo:country="RU" fo:font-style="normal" officeooo:rsid="00132c85" officeooo:paragraph-rsid="0033ebd5" fo:background-color="#ffffff" style:font-name-asian="Times New Roman2" style:font-size-asian="14pt" style:font-style-asian="normal" style:font-name-complex="Times New Roman" style:font-size-complex="14pt" style:font-style-complex="normal"/>
    </style:style>
    <style:style style:name="P6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fo:padding="0cm" fo:border="none"/>
      <style:text-properties fo:color="#000000" style:font-name="Times New Roman" fo:font-size="14pt" fo:language="ru" fo:country="RU" fo:font-style="normal" officeooo:rsid="00132c85" officeooo:paragraph-rsid="0033ebd5" fo:background-color="#ffffff" style:font-name-asian="Times New Roman2" style:font-size-asian="14pt" style:font-style-asian="normal" style:font-name-complex="Times New Roman" style:font-size-complex="14pt" style:font-style-complex="normal"/>
    </style:style>
    <style:style style:name="P67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padding="0cm" fo:border="none"/>
      <style:text-properties fo:color="#ff0000" style:font-name="Times New Roman1" fo:font-size="14pt" officeooo:paragraph-rsid="002a2700" style:font-name-asian="Times New Roman2" style:font-size-asian="14pt" style:font-name-complex="Times New Roman2" style:font-size-complex="14pt"/>
    </style:style>
    <style:style style:name="P68" style:family="paragraph" style:parent-style-name="Standard">
      <style:paragraph-properties fo:margin-top="0cm" fo:margin-bottom="0cm" loext:contextual-spacing="false" fo:line-height="100%" fo:text-align="center" style:justify-single-word="false" fo:padding="0cm" fo:border="none"/>
      <style:text-properties style:text-position="0% 100%" style:font-name="Times New Roman1" fo:font-size="14pt" fo:font-weight="normal" style:font-name-asian="Times New Roman2" style:font-size-asian="14pt" style:font-weight-asian="normal" style:font-name-complex="Times New Roman2" style:font-size-complex="14pt"/>
    </style:style>
    <style:style style:name="P69" style:family="paragraph" style:parent-style-name="Standard" style:master-page-name="First_20_Page">
      <style:paragraph-properties fo:margin-top="0cm" fo:margin-bottom="0cm" loext:contextual-spacing="false" fo:line-height="100%" fo:text-align="center" style:justify-single-word="false" style:page-number="1" fo:padding="0cm" fo:border="none"/>
      <style:text-properties fo:font-variant="small-caps" style:text-position="0% 100%" style:font-name="Times New Roman1" fo:font-size="14pt" fo:font-weight="bold" style:font-name-asian="Times New Roman2" style:font-size-asian="14pt" style:font-weight-asian="bold" style:font-name-complex="Times New Roman2" style:font-size-complex="14pt"/>
    </style:style>
    <style:style style:name="P70" style:family="paragraph" style:parent-style-name="Preformatted_20_Text" style:list-style-name="WWNum1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padding="0cm" fo:border="none"/>
    </style:style>
    <style:style style:name="P71" style:family="paragraph">
      <loext:graphic-properties draw:fill="solid" draw:fill-color="#ffffff"/>
      <style:paragraph-properties style:writing-mode="lr-tb"/>
    </style:style>
    <style:style style:name="P72" style:family="paragraph">
      <loext:graphic-properties draw:fill="none" draw:fill-color="#ffffff"/>
      <style:paragraph-properties fo:text-align="center" style:writing-mode="lr-tb"/>
    </style:style>
    <style:style style:name="P73" style:family="paragraph">
      <style:paragraph-properties fo:line-height="100%" fo:text-align="start" style:line-break="strict" style:writing-mode="lr-tb"/>
    </style:style>
    <style:style style:name="P74" style:family="paragraph">
      <loext:graphic-properties draw:fill="solid" draw:fill-color="#ffffff"/>
      <style:paragraph-properties fo:line-height="100%" fo:text-align="start" style:line-break="strict" style:writing-mode="lr-tb"/>
    </style:style>
    <style:style style:name="T1" style:family="text">
      <style:text-properties style:text-position="0% 100%" style:font-name="Times New Roman1" fo:font-size="14pt" fo:font-weight="bold" style:font-name-asian="Times New Roman2" style:font-size-asian="14pt" style:font-weight-asian="bold" style:font-name-complex="Times New Roman2" style:font-size-complex="14pt"/>
    </style:style>
    <style:style style:name="T2" style:family="text">
      <style:text-properties style:text-position="0% 100%" style:font-name="Times New Roman1" fo:font-size="14pt" fo:font-weight="bold" officeooo:rsid="002cc0a2" style:font-name-asian="Times New Roman2" style:font-size-asian="14pt" style:font-weight-asian="bold" style:font-name-complex="Times New Roman2" style:font-size-complex="14pt"/>
    </style:style>
    <style:style style:name="T3" style:family="text">
      <style:text-properties style:text-position="0% 100%" style:font-name="Times New Roman1" fo:font-size="14pt" fo:font-weight="normal" style:font-name-asian="Times New Roman2" style:font-size-asian="14pt" style:font-weight-asian="normal" style:font-name-complex="Times New Roman2" style:font-size-complex="14pt"/>
    </style:style>
    <style:style style:name="T4" style:family="text">
      <style:text-properties fo:font-variant="normal" fo:text-transform="none" style:text-position="0% 100%" style:font-name="Times New Roman1" fo:font-size="14pt" fo:font-weight="bold" style:font-name-asian="Times New Roman2" style:font-size-asian="14pt" style:font-weight-asian="bold" style:font-name-complex="Times New Roman2" style:font-size-complex="14pt"/>
    </style:style>
    <style:style style:name="T5" style:family="text">
      <style:text-properties style:font-name="Times New Roman1" fo:font-size="14pt" fo:font-weight="bold" style:font-name-asian="Times New Roman2" style:font-size-asian="14pt" style:font-weight-asian="bold" style:font-name-complex="Times New Roman2" style:font-size-complex="14pt"/>
    </style:style>
    <style:style style:name="T6" style:family="text"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T7" style:family="text">
      <style:text-properties style:font-name="Times New Roman1" fo:font-size="14pt" officeooo:rsid="00132c85" style:font-name-asian="Times New Roman2" style:font-size-asian="14pt" style:font-name-complex="Times New Roman2" style:font-size-complex="14pt"/>
    </style:style>
    <style:style style:name="T8" style:family="text">
      <style:text-properties style:font-name="Times New Roman1" fo:font-size="14pt" officeooo:rsid="0014f19c" style:font-name-asian="Times New Roman2" style:font-size-asian="14pt" style:font-name-complex="Times New Roman2" style:font-size-complex="14pt"/>
    </style:style>
    <style:style style:name="T9" style:family="text">
      <style:text-properties style:font-name="Times New Roman1" fo:font-size="14pt" officeooo:rsid="0039a41b" style:font-name-asian="Times New Roman2" style:font-size-asian="14pt" style:font-name-complex="Times New Roman2" style:font-size-complex="14pt"/>
    </style:style>
    <style:style style:name="T10" style:family="text">
      <style:text-properties style:font-name="Times New Roman1" fo:font-size="14pt" fo:font-style="italic" style:font-name-asian="Times New Roman2" style:font-size-asian="14pt" style:font-style-asian="italic" style:font-name-complex="Times New Roman2" style:font-size-complex="14pt"/>
    </style:style>
    <style:style style:name="T11" style:family="text">
      <style:text-properties style:font-name="Times New Roman1" fo:font-size="14pt" fo:font-style="italic" officeooo:rsid="003ae5d8" style:font-name-asian="Times New Roman2" style:font-size-asian="14pt" style:font-style-asian="italic" style:font-name-complex="Times New Roman2" style:font-size-complex="14pt"/>
    </style:style>
    <style:style style:name="T12" style:family="text">
      <style:text-properties style:font-name="Times New Roman1" fo:font-size="14pt" style:font-size-asian="14pt" style:font-name-complex="Times New Roman2" style:font-size-complex="14pt"/>
    </style:style>
    <style:style style:name="T13" style:family="text">
      <style:text-properties style:font-name="Times New Roman1" fo:font-size="14pt" fo:font-style="normal" style:font-size-asian="14pt" style:font-style-asian="normal" style:font-name-complex="Times New Roman2" style:font-size-complex="14pt" style:font-style-complex="normal"/>
    </style:style>
    <style:style style:name="T14" style:family="text">
      <style:text-properties style:font-name="Times New Roman1" fo:font-size="14pt" fo:language="ru" fo:country="RU" fo:font-weight="bold" officeooo:rsid="000ffa94" style:font-name-asian="Times New Roman2" style:font-size-asian="14pt" style:font-weight-asian="bold" style:font-name-complex="Times New Roman2" style:font-size-complex="14pt"/>
    </style:style>
    <style:style style:name="T15" style:family="text">
      <style:text-properties style:font-name="Times New Roman1" fo:font-size="14pt" fo:background-color="#ffffff" loext:char-shading-value="0" style:font-name-asian="Times New Roman2" style:font-size-asian="14pt" style:font-name-complex="Times New Roman2" style:font-size-complex="14pt"/>
    </style:style>
    <style:style style:name="T16" style:family="text">
      <style:text-properties style:font-name="Times New Roman1" fo:font-size="14pt" officeooo:rsid="0039a41b" fo:background-color="#ffffff" loext:char-shading-value="0" style:font-name-asian="Times New Roman2" style:font-size-asian="14pt" style:font-name-complex="Times New Roman2" style:font-size-complex="14pt"/>
    </style:style>
    <style:style style:name="T17" style:family="text">
      <style:text-properties fo:color="#ff0000" style:text-position="0% 100%" style:font-name="Times New Roman1" fo:font-size="14pt" fo:font-weight="bold" style:font-name-asian="Times New Roman2" style:font-size-asian="14pt" style:font-weight-asian="bold" style:font-name-complex="Times New Roman2" style:font-size-complex="14pt"/>
    </style:style>
    <style:style style:name="T18" style:family="text">
      <style:text-properties fo:color="#ff0000" style:font-name="Times New Roman1" fo:font-size="14pt" style:font-name-asian="Times New Roman2" style:font-size-asian="14pt" style:font-name-complex="Times New Roman2" style:font-size-complex="14pt"/>
    </style:style>
    <style:style style:name="T19" style:family="text">
      <style:text-properties officeooo:rsid="000ffa94"/>
    </style:style>
    <style:style style:name="T20" style:family="text">
      <style:text-properties style:use-window-font-color="true"/>
    </style:style>
    <style:style style:name="T21" style:family="text">
      <style:text-properties style:use-window-font-color="true" style:text-position="0% 100%" style:font-name="Times New Roman1" fo:font-size="14pt" fo:font-weight="bold" style:font-name-asian="Times New Roman2" style:font-size-asian="14pt" style:font-weight-asian="bold" style:font-name-complex="Times New Roman2" style:font-size-complex="14pt"/>
    </style:style>
    <style:style style:name="T22" style:family="text">
      <style:text-properties style:use-window-font-color="true" style:text-position="0% 100%" style:font-name="Times New Roman1" fo:font-size="14pt" fo:font-weight="bold" officeooo:rsid="003286e3" style:font-name-asian="Times New Roman2" style:font-size-asian="14pt" style:font-weight-asian="bold" style:font-name-complex="Times New Roman2" style:font-size-complex="14pt"/>
    </style:style>
    <style:style style:name="T23" style:family="text">
      <style:text-properties style:use-window-font-color="true" style:text-position="0% 100%" style:font-name="Times New Roman1" fo:font-size="14pt" fo:font-weight="normal" officeooo:rsid="000ffa94" style:font-name-asian="Times New Roman2" style:font-size-asian="14pt" style:font-weight-asian="normal" style:font-name-complex="Times New Roman2" style:font-size-complex="14pt"/>
    </style:style>
    <style:style style:name="T24" style:family="text">
      <style:text-properties style:use-window-font-color="true" style:font-name="Times New Roman1" fo:font-size="14pt" officeooo:rsid="001b845c" style:font-name-asian="Times New Roman2" style:font-size-asian="14pt" style:font-name-complex="Times New Roman2" style:font-size-complex="14pt"/>
    </style:style>
    <style:style style:name="T25" style:family="text">
      <style:text-properties style:use-window-font-color="true" style:font-name="Times New Roman1" fo:font-size="14pt" officeooo:rsid="0039a41b" style:font-name-asian="Times New Roman2" style:font-size-asian="14pt" style:font-name-complex="Times New Roman2" style:font-size-complex="14pt"/>
    </style:style>
    <style:style style:name="T26" style:family="text">
      <style:text-properties style:use-window-font-color="true" style:font-name="Times New Roman1" fo:font-size="14pt" officeooo:rsid="003be93f" style:font-name-asian="Times New Roman2" style:font-size-asian="14pt" style:font-name-complex="Times New Roman2" style:font-size-complex="14pt"/>
    </style:style>
    <style:style style:name="T27" style:family="text">
      <style:text-properties style:use-window-font-color="true" style:font-name="Times New Roman1" fo:font-size="14pt" officeooo:rsid="003d9290" style:font-name-asian="Times New Roman2" style:font-size-asian="14pt" style:font-name-complex="Times New Roman2" style:font-size-complex="14pt"/>
    </style:style>
    <style:style style:name="T28" style:family="text">
      <style:text-properties style:use-window-font-color="true" style:font-name="Times New Roman1" fo:font-size="14pt" fo:font-style="normal" fo:background-color="#ffffff" loext:char-shading-value="0" style:font-size-asian="14pt" style:font-style-asian="normal" style:font-name-complex="Times New Roman2" style:font-size-complex="14pt" style:font-style-complex="normal"/>
    </style:style>
    <style:style style:name="T29" style:family="text">
      <style:text-properties style:use-window-font-color="true" style:font-name="Times New Roman1" fo:font-size="14pt" fo:font-style="normal" officeooo:rsid="0033ebd5" fo:background-color="#ffffff" loext:char-shading-value="0" style:font-size-asian="14pt" style:font-style-asian="normal" style:font-name-complex="Times New Roman2" style:font-size-complex="14pt" style:font-style-complex="normal"/>
    </style:style>
    <style:style style:name="T30" style:family="text">
      <style:text-properties style:use-window-font-color="true" style:font-name="Times New Roman1" fo:font-size="14pt" fo:font-style="normal" style:font-size-asian="14pt" style:font-style-asian="normal" style:font-name-complex="Times New Roman2" style:font-size-complex="14pt" style:font-style-complex="normal"/>
    </style:style>
    <style:style style:name="T31" style:family="text">
      <style:text-properties style:use-window-font-color="true" officeooo:rsid="000ffa94"/>
    </style:style>
    <style:style style:name="T32" style:family="text">
      <style:text-properties fo:font-style="italic" style:font-style-asian="italic"/>
    </style:style>
    <style:style style:name="T33" style:family="text">
      <style:text-properties fo:font-style="italic" style:font-style-asian="italic" style:font-style-complex="normal"/>
    </style:style>
    <style:style style:name="T34" style:family="text">
      <style:text-properties fo:font-style="normal" style:font-style-asian="normal" style:font-style-complex="normal"/>
    </style:style>
    <style:style style:name="T35" style:family="text">
      <style:text-properties fo:font-style="normal" officeooo:rsid="0018640a" style:font-style-asian="normal" style:font-style-complex="normal"/>
    </style:style>
    <style:style style:name="T36" style:family="text">
      <style:text-properties fo:font-style="normal" officeooo:rsid="003ae5d8" style:font-style-asian="normal" style:font-style-complex="normal"/>
    </style:style>
    <style:style style:name="T37" style:family="text">
      <style:text-properties officeooo:rsid="0018640a"/>
    </style:style>
    <style:style style:name="T38" style:family="text">
      <style:text-properties fo:color="#800080"/>
    </style:style>
    <style:style style:name="T39" style:family="text">
      <style:text-properties fo:color="#800080" style:font-name="Times New Roman1" fo:font-size="14pt" officeooo:rsid="001b845c" style:font-name-asian="Times New Roman2" style:font-size-asian="14pt" style:font-name-complex="Times New Roman2" style:font-size-complex="14pt"/>
    </style:style>
    <style:style style:name="T40" style:family="text">
      <style:text-properties fo:color="#808000"/>
    </style:style>
    <style:style style:name="T41" style:family="text">
      <style:text-properties fo:color="#808000" style:font-name="Times New Roman1" fo:font-size="14pt" style:font-name-asian="Times New Roman2" style:font-size-asian="14pt" style:font-name-complex="Times New Roman2" style:font-size-complex="14pt"/>
    </style:style>
    <style:style style:name="T42" style:family="text">
      <style:text-properties fo:color="#808000" style:font-name="Times New Roman1" fo:font-size="14pt" officeooo:rsid="001b845c" style:font-name-asian="Times New Roman2" style:font-size-asian="14pt" style:font-name-complex="Times New Roman2" style:font-size-complex="14pt"/>
    </style:style>
    <style:style style:name="T43" style:family="text">
      <style:text-properties fo:color="#c0c0c0"/>
    </style:style>
    <style:style style:name="T44" style:family="text">
      <style:text-properties fo:color="#c0c0c0" style:font-name="Times New Roman1" fo:font-size="14pt" officeooo:rsid="001b845c" style:font-name-asian="Times New Roman2" style:font-size-asian="14pt" style:font-name-complex="Times New Roman2" style:font-size-complex="14pt"/>
    </style:style>
    <style:style style:name="T45" style:family="text">
      <style:text-properties fo:color="#c0c0c0" style:font-name="Arial1" fo:language="ru" fo:country="RU" fo:font-weight="normal" officeooo:rsid="000ffa94" style:font-name-asian="Times New Roman2" style:font-weight-asian="normal" style:font-name-complex="Times New Roman2" style:font-weight-complex="normal"/>
    </style:style>
    <style:style style:name="T46" style:family="text">
      <style:text-properties fo:color="#000000"/>
    </style:style>
    <style:style style:name="T47" style:family="text">
      <style:text-properties fo:color="#000000" style:font-name="Times New Roman1" fo:font-size="14pt" officeooo:rsid="001b845c" style:font-name-asian="Times New Roman2" style:font-size-asian="14pt" style:font-name-complex="Times New Roman2" style:font-size-complex="14pt"/>
    </style:style>
    <style:style style:name="T48" style:family="text">
      <style:text-properties fo:color="#000000" style:font-name="Times New Roman1" fo:font-size="14pt" officeooo:rsid="003be93f" style:font-name-asian="Times New Roman2" style:font-size-asian="14pt" style:font-name-complex="Times New Roman2" style:font-size-complex="14pt"/>
    </style:style>
    <style:style style:name="T49" style:family="text">
      <style:text-properties fo:color="#000000" style:font-name="Times New Roman" fo:language="ru" fo:country="RU" fo:background-color="#ffffff" loext:char-shading-value="0" style:language-asian="ru" style:country-asian="RU" style:font-name-complex="Times New Roman"/>
    </style:style>
    <style:style style:name="T50" style:family="text">
      <style:text-properties fo:color="#000000" style:font-name="Times New Roman" fo:language="ru" fo:country="RU" officeooo:rsid="0037c02e" fo:background-color="#ffffff" loext:char-shading-value="0" style:language-asian="ru" style:country-asian="RU" style:font-name-complex="Times New Roman"/>
    </style:style>
    <style:style style:name="T51" style:family="text">
      <style:text-properties fo:color="#000000" style:font-name="Times New Roman" fo:font-size="14pt" fo:language="ru" fo:country="RU" fo:background-color="#ffffff" loext:char-shading-value="0" style:font-name-asian="Times New Roman2" style:font-size-asian="14pt" style:language-asian="ru" style:country-asian="RU" style:font-name-complex="Times New Roman" style:font-size-complex="14pt"/>
    </style:style>
    <style:style style:name="T52" style:family="text">
      <style:text-properties fo:color="#000000" style:font-name="Times New Roman" fo:font-size="14pt" fo:language="ru" fo:country="RU" fo:background-color="#ffffff" loext:char-shading-value="0" style:font-name-asian="Times New Roman2" style:font-size-asian="14pt" style:font-name-complex="Times New Roman" style:font-size-complex="14pt"/>
    </style:style>
    <style:style style:name="T53" style:family="text">
      <style:text-properties fo:color="#000000" style:font-name="Times New Roman" fo:font-size="14pt" fo:language="ru" fo:country="RU" officeooo:rsid="0033ebd5" fo:background-color="#ffffff" loext:char-shading-value="0" style:font-name-asian="Times New Roman2" style:font-size-asian="14pt" style:font-name-complex="Times New Roman" style:font-size-complex="14pt"/>
    </style:style>
    <style:style style:name="T54" style:family="text">
      <style:text-properties fo:color="#000000" style:font-name="Times New Roman" fo:font-size="14pt" fo:language="ru" fo:country="RU" officeooo:rsid="00289535" fo:background-color="#ffffff" loext:char-shading-value="0" style:font-name-asian="Times New Roman2" style:font-size-asian="14pt" style:font-name-complex="Times New Roman" style:font-size-complex="14pt"/>
    </style:style>
    <style:style style:name="T55" style:family="text">
      <style:text-properties fo:color="#000000" style:font-name="Times New Roman" fo:font-size="14pt" fo:language="ru" fo:country="RU" fo:font-style="normal" officeooo:rsid="00289535" fo:background-color="#ffffff" loext:char-shading-value="0" style:font-name-asian="Times New Roman2" style:font-size-asian="14pt" style:font-style-asian="normal" style:font-name-complex="Times New Roman" style:font-size-complex="14pt" style:font-style-complex="normal"/>
    </style:style>
    <style:style style:name="T56" style:family="text">
      <style:text-properties fo:color="#000000" style:font-name="Times New Roman" fo:font-size="14pt" fo:language="ru" fo:country="RU" fo:font-style="normal" officeooo:rsid="00289535" fo:background-color="#ffffff" loext:char-shading-value="0" style:font-name-asian="Times New Roman2" style:font-size-asian="14pt" style:language-asian="ru" style:country-asian="RU" style:font-style-asian="normal" style:font-name-complex="Times New Roman" style:font-size-complex="14pt" style:font-style-complex="normal"/>
    </style:style>
    <style:style style:name="T57" style:family="text">
      <style:text-properties fo:color="#000000" style:font-name="Times New Roman" fo:font-size="14pt" fo:language="ru" fo:country="RU" fo:font-style="normal" officeooo:rsid="00349f29" fo:background-color="#ffffff" loext:char-shading-value="0" style:font-name-asian="Times New Roman2" style:font-size-asian="14pt" style:language-asian="ru" style:country-asian="RU" style:font-style-asian="normal" style:font-name-complex="Times New Roman" style:font-size-complex="14pt" style:font-style-complex="normal"/>
    </style:style>
    <style:style style:name="T58" style:family="text">
      <style:text-properties fo:color="#000000" style:font-name="Times New Roman" fo:font-size="14pt" fo:language="en" fo:country="US" fo:background-color="#ffffff" loext:char-shading-value="0" style:font-name-asian="Times New Roman2" style:font-size-asian="14pt" style:language-asian="ru" style:country-asian="RU" style:font-name-complex="Times New Roman" style:font-size-complex="14pt"/>
    </style:style>
    <style:style style:name="T59" style:family="text">
      <style:text-properties fo:color="#000000" style:font-name="Times New Roman" fo:font-size="14pt" fo:language="en" fo:country="US" officeooo:rsid="00289535" fo:background-color="#ffffff" loext:char-shading-value="0" style:font-name-asian="Times New Roman2" style:font-size-asian="14pt" style:font-name-complex="Times New Roman" style:font-size-complex="14pt"/>
    </style:style>
    <style:style style:name="T60" style:family="text">
      <style:text-properties fo:color="#000000" style:font-name="Times New Roman" fo:language="en" fo:country="US" fo:background-color="#ffffff" loext:char-shading-value="0" style:language-asian="ru" style:country-asian="RU" style:font-name-complex="Times New Roman"/>
    </style:style>
    <style:style style:name="T61" style:family="text">
      <style:text-properties officeooo:rsid="001ed491"/>
    </style:style>
    <style:style style:name="T62" style:family="text">
      <style:text-properties fo:color="#008000"/>
    </style:style>
    <style:style style:name="T63" style:family="text">
      <style:text-properties fo:color="#008000" officeooo:rsid="00401ce0"/>
    </style:style>
    <style:style style:name="T64" style:family="text">
      <style:text-properties fo:color="#008000" style:font-name="Arial1" fo:language="ru" fo:country="RU" fo:font-weight="normal" officeooo:rsid="000ffa94" style:font-name-asian="Times New Roman2" style:font-weight-asian="normal" style:font-name-complex="Times New Roman2" style:font-weight-complex="normal"/>
    </style:style>
    <style:style style:name="T65" style:family="text">
      <style:text-properties fo:color="#000080"/>
    </style:style>
    <style:style style:name="T66" style:family="text">
      <style:text-properties fo:color="#000080" style:font-name="Arial1" fo:language="ru" fo:country="RU" fo:font-weight="normal" officeooo:rsid="000ffa94" style:font-name-asian="Times New Roman2" style:font-weight-asian="normal" style:font-name-complex="Times New Roman2" style:font-weight-complex="normal"/>
    </style:style>
    <style:style style:name="T67" style:family="text">
      <style:text-properties fo:language="ru" fo:country="RU"/>
    </style:style>
    <style:style style:name="T68" style:family="text">
      <style:text-properties fo:language="ru" fo:country="RU" fo:font-style="normal" fo:font-weight="normal" style:font-style-asian="normal" style:font-weight-asian="normal" style:font-name-complex="Times New Roman" style:font-style-complex="normal" style:font-weight-complex="normal"/>
    </style:style>
    <style:style style:name="T69" style:family="text">
      <style:text-properties fo:language="ru" fo:country="RU" fo:font-style="normal" fo:font-weight="normal" officeooo:rsid="003f1e48" style:font-style-asian="normal" style:font-weight-asian="normal" style:font-style-complex="normal" style:font-weight-complex="normal"/>
    </style:style>
    <style:style style:name="T70" style:family="text">
      <style:text-properties fo:language="ru" fo:country="RU" style:font-name-complex="Times New Roman"/>
    </style:style>
    <style:style style:name="T71" style:family="text">
      <style:text-properties fo:language="ru" fo:country="RU" officeooo:rsid="003f1e48"/>
    </style:style>
    <style:style style:name="T72" style:family="text">
      <style:text-properties fo:language="ru" fo:country="RU" officeooo:rsid="00401ce0"/>
    </style:style>
    <style:style style:name="T73" style:family="text">
      <style:text-properties style:font-name="Times New Roman" fo:language="ru" fo:country="RU" style:font-name-complex="Times New Roman"/>
    </style:style>
    <style:style style:name="T74" style:family="text">
      <style:text-properties fo:font-weight="bold" style:font-weight-asian="bold" style:font-weight-complex="bold"/>
    </style:style>
    <style:style style:name="T75" style:family="text">
      <style:text-properties fo:language="en" fo:country="US" style:language-asian="ru" style:country-asian="RU"/>
    </style:style>
    <style:style style:name="T76" style:family="text">
      <style:text-properties style:language-asian="ru" style:country-asian="RU"/>
    </style:style>
    <style:style style:name="T77" style:family="text">
      <style:text-properties officeooo:rsid="00349f29" style:language-asian="ru" style:country-asian="RU"/>
    </style:style>
    <style:style style:name="T78" style:family="text">
      <style:text-properties fo:color="#800000"/>
    </style:style>
    <style:style style:name="T79" style:family="text">
      <style:text-properties officeooo:rsid="003f1e48"/>
    </style:style>
    <style:style style:name="T80" style:family="text">
      <style:text-properties officeooo:rsid="00412061"/>
    </style:style>
    <style:style style:name="T81" style:family="text">
      <style:text-properties fo:color="#808080" style:font-name="Times New Roman" fo:font-size="10.5pt" fo:language="ru" fo:country="RU" fo:font-style="italic" style:letter-kerning="true" style:font-name-asian="Times New Roman" style:font-size-asian="10.5pt" style:language-asian="ru" style:country-asian="RU" style:font-style-asian="italic" style:font-name-complex="Times New Roman" style:font-size-complex="11pt" style:language-complex="ar" style:country-complex="SA"/>
    </style:style>
    <style:style style:name="gr1" style:family="graphic">
      <style:graphic-properties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solid" draw:fill-color="#ffffff" draw:textarea-horizontal-align="left" draw:textarea-vertical-align="top" draw:auto-grow-height="false" fo:min-height="4.777cm" fo:min-width="12.365cm" fo:padding-top="0.229cm" fo:padding-bottom="0.229cm" fo:padding-left="0.441cm" fo:padding-right="0.441cm" fo:wrap-option="wrap" draw:shadow-color="#808080" style:run-through="foreground"/>
    </style:style>
    <style:style style:name="gr3" style:family="graphic">
      <style:graphic-properties draw:stroke="solid" svg:stroke-width="0.026cm" svg:stroke-color="#000000" draw:stroke-linejoin="miter" svg:stroke-linecap="square" draw:fill="solid" draw:fill-color="#ffffff" draw:textarea-horizontal-align="left" draw:textarea-vertical-align="top" draw:auto-grow-height="false" fo:min-height="0.377cm" fo:min-width="0.494cm" fo:padding-top="0.229cm" fo:padding-bottom="0.229cm" fo:padding-left="0.441cm" fo:padding-right="0.441cm" fo:wrap-option="wrap" draw:shadow-color="#808080" style:run-through="foreground"/>
    </style:style>
    <style:style style:name="gr4" style:family="graphic">
      <style:graphic-properties draw:stroke="solid" svg:stroke-width="0.026cm" svg:stroke-color="#000000" draw:stroke-linejoin="round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style:run-through="foreground"/>
    </style:style>
    <style:style style:name="gr5" style:family="graphic">
      <style:graphic-properties draw:stroke="solid" svg:stroke-width="0.026cm" svg:stroke-color="#000000" draw:stroke-linejoin="miter" svg:stroke-linecap="square" draw:fill="solid" draw:fill-color="#ffffff" draw:textarea-horizontal-align="left" draw:textarea-vertical-align="top" draw:auto-grow-height="false" fo:min-height="0.379cm" fo:min-width="0.494cm" fo:padding-top="0.229cm" fo:padding-bottom="0.229cm" fo:padding-left="0.441cm" fo:padding-right="0.441cm" fo:wrap-option="wrap" draw:shadow-color="#808080" style:run-through="foreground"/>
    </style:style>
    <style:style style:name="gr6" style:family="graphic">
      <style:graphic-properties draw:stroke="solid" svg:stroke-width="0.026cm" svg:stroke-color="#000000" draw:marker-start="msArrowOvalEnd_20_1" draw:marker-start-width="0.141cm" draw:marker-start-center="true" draw:marker-end="msArrowEnd_20_1" draw:marker-end-width="0.141cm" draw:marker-end-center="false" draw:stroke-linejoin="round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style:run-through="foreground"/>
    </style:style>
    <style:style style:name="gr7" style:family="graphic">
      <style:graphic-properties draw:stroke="solid" svg:stroke-width="0cm" svg:stroke-color="#ffffff" draw:stroke-linejoin="miter" svg:stroke-linecap="square" draw:fill="solid" draw:fill-color="#ffffff" draw:textarea-horizontal-align="justify" draw:textarea-vertical-align="top" draw:auto-grow-height="false" draw:auto-grow-width="false" fo:padding-top="0cm" fo:padding-bottom="0cm" fo:padding-left="0cm" fo:padding-right="0cm" fo:wrap-option="wrap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9">МИНОБРНАУКИ РОССИИ</text:p>
      <text:p text:style-name="P33">САНКТ-ПЕТЕРБУРГСКИЙ ГОСУДАРСТВЕННЫЙ</text:p>
      <text:p text:style-name="P33">ЭЛЕКТРОТЕХНИЧЕСКИЙ УНИВЕРСИТЕТ</text:p>
      <text:p text:style-name="P33">«ЛЭТИ» ИМ. В.И. УЛЬЯНОВА (ЛЕНИНА)</text:p>
      <text:p text:style-name="P27"><text:span text:style-name="T1">Кафедра </text:span><text:span text:style-name="T5">МО ЭВМ</text:span></text:p>
      <text:p text:style-name="P34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14">ОТЧЕТ</text:p>
      <text:p text:style-name="P27"><text:span text:style-name="T1">по лабораторной работе</text:span><text:span text:style-name="T17"> </text:span><text:span text:style-name="T21">№</text:span><text:span text:style-name="T22">2</text:span></text:p>
      <text:p text:style-name="P27"><text:span text:style-name="T1">по дисциплине «</text:span><text:span text:style-name="T2">Алгоритмы и структуры данных</text:span><text:span text:style-name="T1">»</text:span></text:p>
      <text:p text:style-name="P28"><text:span text:style-name="T4">Тема: <text:s/></text:span><text:span text:style-name="T14">Рекурсивная обработка иерархических списков</text:span></text:p>
      <text:p text:style-name="P30"/>
      <text:p text:style-name="P30"/>
      <text:p text:style-name="P31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6"><text:span text:style-name="T3">Студент гр. </text:span><text:span text:style-name="T23">6383</text:span></text:p>
          </table:table-cell>
          <table:table-cell table:style-name="Table1.B1" office:value-type="string">
            <text:p text:style-name="P29"/>
          </table:table-cell>
          <table:table-cell table:style-name="Table1.A1" office:value-type="string">
            <text:p text:style-name="P32">Тимофеев Д. А.</text:p>
          </table:table-cell>
        </table:table-row>
        <table:table-row table:style-name="Table1.1">
          <table:table-cell table:style-name="Table1.A1" office:value-type="string">
            <text:p text:style-name="P29">Преподаватель</text:p>
          </table:table-cell>
          <table:table-cell table:style-name="Table1.B2" office:value-type="string">
            <text:p text:style-name="P29"/>
          </table:table-cell>
          <table:table-cell table:style-name="Table1.A1" office:value-type="string">
            <text:p text:style-name="P27"><text:span text:style-name="T6">Шолохова О</text:span><text:span text:style-name="T3">. М.</text:span></text:p>
          </table:table-cell>
        </table:table-row>
      </table:table>
      <text:p text:style-name="P30"/>
      <text:p text:style-name="P30"/>
      <text:p text:style-name="P30"/>
      <text:p text:style-name="P30"/>
      <text:p text:style-name="P30">Санкт-Петербург</text:p>
      <text:p text:style-name="P30"><text:span text:style-name="T20">201</text:span><text:span text:style-name="T31">7</text:span></text:p>
      <text:p text:style-name="P60">Цель работы.</text:p>
      <text:p text:style-name="P43"><text:span text:style-name="T68">П</text:span><text:span text:style-name="T73">ознакомиться с </text:span><text:span text:style-name="T70">одной из часто используемых на практике нелинейных конструкций, способами её организации и рекурсивной обработки. </text:span><text:span text:style-name="T73">получить навыки </text:span><text:span text:style-name="T70">решения задач обработки иерархических списков, как с использованием базовых функций их рекурсивной обработки, так и без использования рекурсии. </text:span></text:p>
      <text:p text:style-name="P10"/>
      <text:p text:style-name="P49">Постановка задачи.</text:p>
      <text:p text:style-name="P46"><text:span text:style-name="T50">З</text:span><text:span text:style-name="T49">адание предполагает самостоятельную разработку студентом одного или нескольких модулей на языке С++, реализующих согласованный с преподавателем набор операций над иерархическими</text:span><text:span text:style-name="T60"> </text:span><text:span text:style-name="T49">списками, а также главной программы, непосредственно решающей поставленную задачу. Предполагается выполнение задания в двух вариантах: с использованием базовых функций рекурсивной обработки иерархических списков и без использования рекурсии.</text:span></text:p>
      <text:p text:style-name="P59">Во всех случаях, когда это не оговорено особо, предполагается, что исходные и результирующие списки размещаются в файлах подходящего типа. Для представления иерархических списков рекомендуется использовать сокращенную скобочную запись.</text:p>
      <text:p text:style-name="P9"><text:span text:style-name="T12"><text:tab/>Зад</text:span><text:span text:style-name="T13">а</text:span><text:span text:style-name="T30">ние: </text:span><text:span text:style-name="T29">3. </text:span><text:span text:style-name="T28">заменить в иерархическом списке все вхождения заданного элемента (атома) x на заданный элемент (атом) y;</text:span></text:p>
      <text:p text:style-name="P15"/>
      <text:p text:style-name="P58">Основные теоретические положения.</text:p>
      <text:p text:style-name="P11"><text:span text:style-name="T6"><text:tab/></text:span><text:span text:style-name="T51">Традиционно иерархические списки представляют или графически</text:span><text:span text:style-name="T58"> </text:span><text:span text:style-name="T51">или в виде скобочной записи. На рисунке 2.1 приведен пример графического изображения иерархического списка. Соответствующая этому изображению сокращенная </text:span><text:span text:style-name="T52">скобочная запись － это (a (b c) d e</text:span><text:span text:style-name="T53">)</text:span><text:span text:style-name="T52">.</text:span></text:p>
      <text:p text:style-name="P44"><draw:g text:anchor-type="char" draw:z-index="0" draw:name="Group 4" draw:style-name="gr1"><draw:custom-shape draw:name="AutoShape 5" draw:style-name="gr2" draw:text-style-name="P71" svg:width="13.248cm" svg:height="5.236cm" svg:x="0.503cm" svg:y="-0.083cm"><text:p/><draw:enhanced-geometry svg:viewBox="0 0 21600 21600" draw:type="rectangle" draw:enhanced-path="M 0 0 L 21600 0 21600 21600 0 21600 0 0 Z N"/></draw:custom-shape><draw:custom-shape draw:name="Rectangle 6" draw:style-name="gr3" draw:text-style-name="P71" svg:width="1.377cm" svg:height="0.837cm" svg:x="1.879cm" svg:y="0.755cm"><text:p/><draw:enhanced-geometry svg:viewBox="0 0 21600 21600" draw:type="rectangle" draw:enhanced-path="M 0 0 L 21600 0 21600 21600 0 21600 0 0 Z N"/></draw:custom-shape><draw:line draw:name="Line 7" draw:style-name="gr4" draw:text-style-name="P72" svg:x1="2.741cm" svg:y1="0.755cm" svg:x2="2.743cm" svg:y2="1.591cm"><text:p/></draw:line><draw:custom-shape draw:name="Rectangle 8" draw:style-name="gr3" draw:text-style-name="P71" svg:width="1.377cm" svg:height="0.837cm" svg:x="4.631cm" svg:y="0.755cm"><text:p/><draw:enhanced-geometry svg:viewBox="0 0 21600 21600" draw:type="rectangle" draw:enhanced-path="M 0 0 L 21600 0 21600 21600 0 21600 0 0 Z N"/></draw:custom-shape><draw:custom-shape draw:name="Rectangle 9" draw:style-name="gr3" draw:text-style-name="P71" svg:width="1.377cm" svg:height="0.837cm" svg:x="7.384cm" svg:y="0.755cm"><text:p/><draw:enhanced-geometry svg:viewBox="0 0 21600 21600" draw:type="rectangle" draw:enhanced-path="M 0 0 L 21600 0 21600 21600 0 21600 0 0 Z N"/></draw:custom-shape><draw:custom-shape draw:name="Rectangle 10" draw:style-name="gr3" draw:text-style-name="P71" svg:width="1.377cm" svg:height="0.837cm" svg:x="10.137cm" svg:y="0.755cm"><text:p/><draw:enhanced-geometry svg:viewBox="0 0 21600 21600" draw:type="rectangle" draw:enhanced-path="M 0 0 L 21600 0 21600 21600 0 21600 0 0 Z N"/></draw:custom-shape><draw:custom-shape draw:name="Rectangle 11" draw:style-name="gr5" draw:text-style-name="P71" svg:width="1.377cm" svg:height="0.839cm" svg:x="4.631cm" svg:y="3.057cm"><text:p/><draw:enhanced-geometry svg:viewBox="0 0 21600 21600" draw:type="rectangle" draw:enhanced-path="M 0 0 L 21600 0 21600 21600 0 21600 0 0 Z N"/></draw:custom-shape><draw:custom-shape draw:name="Rectangle 12" draw:style-name="gr5" draw:text-style-name="P71" svg:width="1.377cm" svg:height="0.839cm" svg:x="7.384cm" svg:y="3.057cm"><text:p/><draw:enhanced-geometry svg:viewBox="0 0 21600 21600" draw:type="rectangle" draw:enhanced-path="M 0 0 L 21600 0 21600 21600 0 21600 0 0 Z N"/></draw:custom-shape><draw:line draw:name="Line 13" draw:style-name="gr4" draw:text-style-name="P72" svg:x1="5.491cm" svg:y1="0.755cm" svg:x2="5.493cm" svg:y2="1.591cm"><text:p/></draw:line><draw:line draw:name="Line 14" draw:style-name="gr4" draw:text-style-name="P72" svg:x1="10.998cm" svg:y1="0.755cm" svg:x2="11cm" svg:y2="1.591cm"><text:p/></draw:line><draw:line draw:name="Line 15" draw:style-name="gr4" draw:text-style-name="P72" svg:x1="8.246cm" svg:y1="0.755cm" svg:x2="8.248cm" svg:y2="1.591cm"><text:p/></draw:line><draw:line draw:name="Line 16" draw:style-name="gr4" draw:text-style-name="P72" svg:x1="5.491cm" svg:y1="3.057cm" svg:x2="5.493cm" svg:y2="3.895cm"><text:p/></draw:line><draw:line draw:name="Line 17" draw:style-name="gr4" draw:text-style-name="P72" svg:x1="8.246cm" svg:y1="3.057cm" svg:x2="8.248cm" svg:y2="3.895cm"><text:p/></draw:line><draw:line draw:name="Line 18" draw:style-name="gr6" draw:text-style-name="P72" svg:x1="5.835cm" svg:y1="1.171cm" svg:x2="7.408cm" svg:y2="1.173cm"><text:p/></draw:line><draw:line draw:name="Line 19" draw:style-name="gr6" draw:text-style-name="P72" svg:x1="8.59cm" svg:y1="1.171cm" svg:x2="10.16cm" svg:y2="1.173cm"><text:p/></draw:line><draw:line draw:name="Line 20" draw:style-name="gr6" draw:text-style-name="P72" svg:x1="5.835cm" svg:y1="3.475cm" svg:x2="7.382cm" svg:y2="3.477cm"><text:p/></draw:line><draw:line draw:name="Line 21" draw:style-name="gr6" draw:text-style-name="P72" svg:x1="2.999cm" svg:y1="1.171cm" svg:x2="4.641cm" svg:y2="1.173cm"><text:p/></draw:line><draw:line draw:name="Line 22" draw:style-name="gr6" draw:text-style-name="P72" svg:x1="7.728cm" svg:y1="3.475cm" svg:x2="7.73cm" svg:y2="4.519cm"><text:p/></draw:line><draw:line draw:name="Line 23" draw:style-name="gr6" draw:text-style-name="P72" svg:x1="10.481cm" svg:y1="1.171cm" svg:x2="10.483cm" svg:y2="2.219cm"><text:p/></draw:line><draw:line draw:name="Line 24" draw:style-name="gr6" draw:text-style-name="P72" svg:x1="2.223cm" svg:y1="1.171cm" svg:x2="2.225cm" svg:y2="2.219cm"><text:p/></draw:line><draw:line draw:name="Line 25" draw:style-name="gr6" draw:text-style-name="P72" svg:x1="7.728cm" svg:y1="1.171cm" svg:x2="7.733cm" svg:y2="2.219cm"><text:p/></draw:line><draw:line draw:name="Line 26" draw:style-name="gr6" draw:text-style-name="P72" svg:x1="4.974cm" svg:y1="3.475cm" svg:x2="4.976cm" svg:y2="4.519cm"><text:p/></draw:line><draw:line draw:name="Line 27" draw:style-name="gr6" draw:text-style-name="P72" svg:x1="4.974cm" svg:y1="1.171cm" svg:x2="4.976cm" svg:y2="3.057cm"><text:p/></draw:line><draw:line draw:name="Line 28" draw:style-name="gr6" draw:text-style-name="P72" svg:x1="8.583cm" svg:y1="3.475cm" svg:x2="9.617cm" svg:y2="3.477cm"><text:p/></draw:line><draw:line draw:name="Line 29" draw:style-name="gr6" draw:text-style-name="P72" svg:x1="11.342cm" svg:y1="1.171cm" svg:x2="12.201cm" svg:y2="1.173cm"><text:p/></draw:line><draw:line draw:name="Line 30" draw:style-name="gr4" draw:text-style-name="P72" svg:x1="9.622cm" svg:y1="3.478cm" svg:x2="9.966cm" svg:y2="3.48cm"><text:p/></draw:line><draw:line draw:name="Line 31" draw:style-name="gr4" draw:text-style-name="P72" svg:x1="9.966cm" svg:y1="3.478cm" svg:x2="9.968cm" svg:y2="3.894cm"><text:p/></draw:line><draw:line draw:name="Line 32" draw:style-name="gr4" draw:text-style-name="P72" svg:x1="9.793cm" svg:y1="3.895cm" svg:x2="10.139cm" svg:y2="3.897cm"><text:p/></draw:line><draw:line draw:name="Line 33" draw:style-name="gr4" draw:text-style-name="P72" svg:x1="12.201cm" svg:y1="1.171cm" svg:x2="12.545cm" svg:y2="1.173cm"><text:p/></draw:line><draw:line draw:name="Line 34" draw:style-name="gr4" draw:text-style-name="P72" svg:x1="12.545cm" svg:y1="1.171cm" svg:x2="12.547cm" svg:y2="1.589cm"><text:p/></draw:line><draw:line draw:name="Line 35" draw:style-name="gr4" draw:text-style-name="P72" svg:x1="12.372cm" svg:y1="1.591cm" svg:x2="12.719cm" svg:y2="1.593cm"><text:p/></draw:line><draw:frame draw:style-name="gr7" draw:text-style-name="P74" svg:width="0.168cm" svg:height="0.417cm" svg:x="2.05cm" svg:y="2.221cm"><draw:text-box><text:p text:style-name="P73"><text:span text:style-name="T81">a</text:span></text:p></draw:text-box></draw:frame><draw:frame draw:style-name="gr7" draw:text-style-name="P74" svg:width="0.168cm" svg:height="0.417cm" svg:x="10.308cm" svg:y="2.221cm"><draw:text-box><text:p text:style-name="P73"><text:span text:style-name="T81">e</text:span></text:p></draw:text-box></draw:frame><draw:frame draw:style-name="gr7" draw:text-style-name="P74" svg:width="0.401cm" svg:height="0.417cm" svg:x="7.555cm" svg:y="2.221cm"><draw:text-box><text:p text:style-name="P73"><text:span text:style-name="T81">d</text:span></text:p></draw:text-box></draw:frame><draw:frame draw:style-name="gr7" draw:text-style-name="P74" svg:width="0.168cm" svg:height="0.417cm" svg:x="7.555cm" svg:y="4.524cm"><draw:text-box><text:p text:style-name="P73"><text:span text:style-name="T81">c</text:span></text:p></draw:text-box></draw:frame><draw:frame draw:style-name="gr7" draw:text-style-name="P74" svg:width="0.168cm" svg:height="0.417cm" svg:x="4.802cm" svg:y="4.524cm"><draw:text-box><text:p text:style-name="P73"><text:span text:style-name="T81">b</text:span></text:p></draw:text-box></draw:frame></draw:g></text:p>
      <text:p text:style-name="P45"/>
      <text:p text:style-name="P45"/>
      <text:p text:style-name="P45"/>
      <text:p text:style-name="P45"/>
      <text:p text:style-name="P45"/>
      <text:p text:style-name="P45"/>
      <text:p text:style-name="P62"/>
      <text:p text:style-name="P63"/>
      <text:p text:style-name="P65"/>
      <text:p text:style-name="P66">Рис. 2.1. Пример представления иерархического списка в виде двумерного рисунка.</text:p>
      <text:p text:style-name="P66"/>
      <text:p text:style-name="P12"><text:span text:style-name="T7"><text:tab/></text:span><text:span text:style-name="T54">Определим соответствующий тип данных </text:span><text:span text:style-name="T59">S</text:span><text:span text:style-name="T54">_</text:span><text:span text:style-name="T59">expr</text:span><text:span text:style-name="T54"> (</text:span><text:span text:style-name="T59">El</text:span><text:span text:style-name="T54">) рекурсивно, используя определение линейного списка (типа </text:span><text:span text:style-name="T59">L</text:span><text:span text:style-name="T54">_</text:span><text:span text:style-name="T59">list</text:span><text:span text:style-name="T54">):</text:span></text:p>
      <text:p text:style-name="P64">&lt; S_expr (El) &gt; ::= &lt; Atomic (El) &gt; | &lt; L_list (S_expr (El)) &gt;,</text:p>
      <text:p text:style-name="P64">&lt; Atomic (E) &gt; ::= &lt; El &gt;.</text:p>
      <text:p text:style-name="P64">&lt; <text:span text:style-name="T32">L_list</text:span>(<text:span text:style-name="T32">El</text:span>) &gt; ::= &lt; <text:span text:style-name="T32">Null_list</text:span> &gt; | &lt; <text:span text:style-name="T32">Non_null_list</text:span>(<text:span text:style-name="T32">El</text:span>) &gt;</text:p>
      <text:p text:style-name="P64">&lt; <text:span text:style-name="T32">Null_lis t</text:span>&gt; ::= <text:span text:style-name="T32">Nil</text:span></text:p>
      <text:p text:style-name="P64">&lt; <text:span text:style-name="T32">Non_null_list</text:span>(<text:span text:style-name="T32">El</text:span>) &gt; ::= &lt; <text:span text:style-name="T32">Pair</text:span>(<text:span text:style-name="T32">El</text:span>) &gt;</text:p>
      <text:p text:style-name="P64"><text:soft-page-break/>&lt; <text:span text:style-name="T32">Pair</text:span>(<text:span text:style-name="T32">El</text:span>) &gt; ::=<text:span text:style-name="T74"> </text:span>( &lt; <text:span text:style-name="T32">Head_l</text:span>(<text:span text:style-name="T32">El</text:span>) &gt; . &lt; <text:span text:style-name="T32">Tail_l</text:span>(<text:span text:style-name="T32">El</text:span>) &gt; )</text:p>
      <text:p text:style-name="P64">&lt; <text:span text:style-name="T32">Head_l</text:span>(<text:span text:style-name="T32">El</text:span>) &gt; ::= &lt; <text:span text:style-name="T32">El</text:span> &gt;</text:p>
      <text:p text:style-name="P6"><text:span text:style-name="T34"><text:tab/>&lt; </text:span><text:span text:style-name="T33">Tail_l</text:span><text:span text:style-name="T34">(</text:span><text:span text:style-name="T33">El</text:span><text:span text:style-name="T34">) &gt; ::= &lt; </text:span><text:span text:style-name="T33">L_list</text:span><text:span text:style-name="T34">(</text:span><text:span text:style-name="T33">El</text:span><text:span text:style-name="T34">) &gt;</text:span></text:p>
      <text:p text:style-name="P12"><text:span text:style-name="T55"><text:tab/></text:span><text:span text:style-name="T56">Функциональная спецификация иерархического списка включает:</text:span></text:p>
      <text:p text:style-name="P12"><text:span text:style-name="T57"><text:tab/></text:span><text:span text:style-name="T55">функции － селекторы Head и Tail , выделяющие соответственно <text:s/>«голову» и «хвост» списка</text:span></text:p>
      <text:p text:style-name="P7"><text:tab/>функции － конструкторы: Cons, создающая точечную пару (новый список <text:s/>из «головы» и «хвоста»), и Make_Atom, создающая атомарное S-выражение.</text:p>
      <text:p text:style-name="P7"><text:tab/>предикаты Is Null, проверяющий список на отсутствие в нем элементов, <text:s/>и Atom, <text:s/>проверяющий, является ли список атомом.</text:p>
      <text:p text:style-name="P7"><text:tab/><text:span text:style-name="T80">Функция </text:span><text:span text:style-name="T75">Destroy</text:span><text:span text:style-name="T76">, позволяющ</text:span><text:span text:style-name="T77">ая</text:span><text:span text:style-name="T76"> уничтожить созданный список, т.е. освободить п</text:span><text:span text:style-name="T77">а</text:span><text:span text:style-name="T76">мять от ставших ненужными списочн</text:span><text:span text:style-name="T77">ых </text:span><text:span text:style-name="T76">структур.</text:span></text:p>
      <text:p text:style-name="P8"/>
      <text:p text:style-name="P54"><text:span text:style-name="T5">Спецификация программы</text:span><text:span text:style-name="T1">.</text:span></text:p>
      <text:p text:style-name="P54"><text:span text:style-name="T10">Назначение программы</text:span><text:span text:style-name="T6">.</text:span><text:span text:style-name="T18"> </text:span></text:p>
      <text:p text:style-name="P50"><text:span text:style-name="T6">Программа предназначается для </text:span><text:span text:style-name="T15">замен</text:span><text:span text:style-name="T16">ы</text:span><text:span text:style-name="T15"> в иерархическом списке все</text:span><text:span text:style-name="T16">х</text:span><text:span text:style-name="T15"> вхождени</text:span><text:span text:style-name="T16">й</text:span><text:span text:style-name="T15"> заданного элемента (атома) x на заданный элемент (атом) y;</text:span></text:p>
      <text:p text:style-name="P54"><text:span text:style-name="T10">Описание программы</text:span><text:span text:style-name="T6">.</text:span><text:span text:style-name="T18"> </text:span></text:p>
      <text:p text:style-name="P51"><text:span text:style-name="T6">Программа написана на языке C++ с использованием компилятора gcc. <text:tab/>Входными данными для программы является: </text:span><text:span text:style-name="T8">строка, </text:span><text:span text:style-name="T9">представляющая список</text:span><text:span text:style-name="T6">, </text:span><text:span text:style-name="T9">элемент для замены (символ), заданный элемент</text:span><text:span text:style-name="T6"> </text:span><text:span text:style-name="T9">(символ). Входные данные вводятся</text:span><text:span text:style-name="T25"> из файла input.txt, расположенном в каталоге программы</text:span><text:span text:style-name="T6">.</text:span></text:p>
      <text:p text:style-name="P47">Выходными данными являются:</text:p>
      <text:p text:style-name="P48"><text:span text:style-name="T37">В случае соответствия исходной строки сокращенной скобочной записи иерархического списка</text:span><text:span text:style-name="T35"> — </text:span><text:span text:style-name="T36">сокращенная скобочная запись результирующего списка в виде строки, записанной в файле output.txt, расположенном в каталоге с программой. </text:span><text:span text:style-name="T37">В случае несоответствия — сообщение с кодом ошибки, выведенное на консоль.</text:span></text:p>
      <text:p text:style-name="P54"><text:span text:style-name="T10">Пример </text:span><text:span text:style-name="T11">исходного файла </text:span><text:span text:style-name="T10"><text:s/></text:span><text:span text:style-name="T11">input.txt</text:span><text:span text:style-name="T6">. </text:span></text:p>
      <text:p text:style-name="P52">a X</text:p>
      <text:p text:style-name="P52">( a ( s ( a ) ) )</text:p>
      <text:p text:style-name="P55"><text:span text:style-name="T10">Пример </text:span><text:span text:style-name="T11">выходного файла </text:span><text:span text:style-name="T10"><text:s/></text:span><text:span text:style-name="T11">output.txt</text:span><text:span text:style-name="T6">. </text:span></text:p>
      <text:p text:style-name="P52">( X ( s ( X ) ) )</text:p>
      <text:p text:style-name="P53"/>
      <text:p text:style-name="P13"><text:span text:style-name="T10"><text:tab/>Реализация</text:span><text:span text:style-name="T6">.</text:span></text:p>
      <text:list xml:id="list2171620763214600923" text:style-name="WWNum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70"><text:span text:style-name="T41"><text:tab/></text:span><text:span text:style-name="T42">void</text:span><text:span text:style-name="T44"> </text:span><text:span text:style-name="T47">replace(</text:span><text:span text:style-name="T39">lisp</text:span><text:span text:style-name="T44"> </text:span><text:span text:style-name="T47">list,</text:span><text:span text:style-name="T44"> </text:span><text:span text:style-name="T42">char</text:span><text:span text:style-name="T44"> </text:span><text:span text:style-name="T47">from,</text:span><text:span text:style-name="T44"> </text:span><text:span text:style-name="T42">char</text:span><text:span text:style-name="T44"> </text:span><text:span text:style-name="T47">to);</text:span>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5"><text:tab/><text:span text:style-name="T24">Рекурсивная функция для замены всех атомов в списке равных from, на атомы to.</text:span></text:p>
      <text:p text:style-name="P35"><text:span text:style-name="T24"><text:tab/></text:span><text:span text:style-name="T26">Предусловие: list — содержит входной список.</text:span></text:p>
      <text:p text:style-name="P37"><text:tab/>Постусловие: list — содержит выходной список.</text:p>
      <text:p text:style-name="P37"/>
      <text:p text:style-name="P35"><text:span text:style-name="T24"><text:tab/></text:span><text:span text:style-name="T42">void</text:span><text:span text:style-name="T44"> </text:span><text:span text:style-name="T47">replaceIter(</text:span><text:span text:style-name="T39">lisp</text:span><text:span text:style-name="T44"> </text:span><text:span text:style-name="T47">list,</text:span><text:span text:style-name="T44"> </text:span><text:span text:style-name="T42">char</text:span><text:span text:style-name="T44"> </text:span><text:span text:style-name="T47">from,</text:span><text:span text:style-name="T44"> </text:span><text:span text:style-name="T42">char</text:span><text:span text:style-name="T44"> </text:span><text:span text:style-name="T47">to); </text:span></text:p>
      <text:p text:style-name="P36"><text:span text:style-name="T47"><text:tab/></text:span><text:span text:style-name="T48">Итеративная функция для замены всех атомов в списке </text:span><text:span text:style-name="T24">равных from, на атомы to, </text:span><text:span text:style-name="T27">в случае если максимальная глубина вложенности превышает константу STACK_SIZE, выводится сообщение stack overflow.</text:span></text:p>
      <text:p text:style-name="P36"><text:soft-page-break/><text:span text:style-name="T24"><text:tab/></text:span><text:span text:style-name="T26">Предусловие: list — содержит входной список.</text:span></text:p>
      <text:p text:style-name="P38"><text:tab/>Постусловие: list — содержит выходной список.</text:p>
      <text:p text:style-name="P16"><text:tab/></text:p>
      <text:p text:style-name="P54"><text:span text:style-name="T5">Тестирование</text:span><text:span text:style-name="T1">.</text:span></text:p>
      <text:p text:style-name="P57">Во всех тестах в таблице предполагается, что from=“а“, to=“X“.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">Входн<text:span text:style-name="T61">ая строка</text:span></text:p>
          </table:table-cell>
          <table:table-cell table:style-name="Table2.A1" office:value-type="string">
            <text:p text:style-name="P3">Ожидаемый результат</text:p>
          </table:table-cell>
        </table:table-row>
        <table:table-row table:style-name="Table2.2">
          <table:table-cell table:style-name="Table2.A1" office:value-type="string">
            <text:p text:style-name="P4">a</text:p>
          </table:table-cell>
          <table:table-cell table:style-name="Table2.A1" office:value-type="string">
            <text:p text:style-name="P5">X</text:p>
          </table:table-cell>
        </table:table-row>
        <table:table-row table:style-name="Table2.3">
          <table:table-cell table:style-name="Table2.A1" office:value-type="string">
            <text:p text:style-name="P5">b</text:p>
          </table:table-cell>
          <table:table-cell table:style-name="Table2.A1" office:value-type="string">
            <text:p text:style-name="P5">b</text:p>
          </table:table-cell>
        </table:table-row>
        <table:table-row table:style-name="Table2.4">
          <table:table-cell table:style-name="Table2.A4" office:value-type="string">
            <text:p text:style-name="P4">(<text:span text:style-name="T79">a b</text:span>)</text:p>
          </table:table-cell>
          <table:table-cell table:style-name="Table2.A4" office:value-type="string">
            <text:p text:style-name="P5">( X b )</text:p>
          </table:table-cell>
        </table:table-row>
        <table:table-row table:style-name="Table2.4">
          <table:table-cell table:style-name="Table2.A4" office:value-type="string">
            <text:p text:style-name="P4">(<text:span text:style-name="T79">b </text:span>a)</text:p>
          </table:table-cell>
          <table:table-cell table:style-name="Table2.A4" office:value-type="string">
            <text:p text:style-name="P5">( b X )</text:p>
          </table:table-cell>
        </table:table-row>
        <table:table-row table:style-name="Table2.4">
          <table:table-cell table:style-name="Table2.A4" office:value-type="string">
            <text:p text:style-name="P4">(a <text:span text:style-name="T79">b a</text:span>)</text:p>
          </table:table-cell>
          <table:table-cell table:style-name="Table2.A4" office:value-type="string">
            <text:p text:style-name="P5">( X b X )</text:p>
          </table:table-cell>
        </table:table-row>
        <table:table-row table:style-name="Table2.4">
          <table:table-cell table:style-name="Table2.A4" office:value-type="string">
            <text:p text:style-name="P5">(((a)))</text:p>
          </table:table-cell>
          <table:table-cell table:style-name="Table2.A4" office:value-type="string">
            <text:p text:style-name="P5">( ( ( X ) ) )</text:p>
          </table:table-cell>
        </table:table-row>
        <table:table-row table:style-name="Table2.4">
          <table:table-cell table:style-name="Table2.A4" office:value-type="string">
            <text:p text:style-name="P5">(((b)))</text:p>
          </table:table-cell>
          <table:table-cell table:style-name="Table2.A4" office:value-type="string">
            <text:p text:style-name="P5"><text:s/>( ( ( b ) ) )</text:p>
          </table:table-cell>
        </table:table-row>
        <table:table-row table:style-name="Table2.4">
          <table:table-cell table:style-name="Table2.A4" office:value-type="string">
            <text:p text:style-name="P5">((a) b (d a) a)</text:p>
          </table:table-cell>
          <table:table-cell table:style-name="Table2.A4" office:value-type="string">
            <text:p text:style-name="P5">( ( X ) b ( d X ) X )</text:p>
          </table:table-cell>
        </table:table-row>
        <table:table-row table:style-name="Table2.4">
          <table:table-cell table:style-name="Table2.A4" office:value-type="string">
            <text:p text:style-name="P5">(a f s (a) (a) (d a (a)))</text:p>
          </table:table-cell>
          <table:table-cell table:style-name="Table2.A4" office:value-type="string">
            <text:p text:style-name="P5">( X f s ( X ) ( X ) ( d X ( X ) ) )</text:p>
          </table:table-cell>
        </table:table-row>
        <table:table-row table:style-name="Table2.4">
          <table:table-cell table:style-name="Table2.A4" office:value-type="string">
            <text:p text:style-name="P5">(a a a a a a a a a a a a a a a a a a a a a a a a )</text:p>
          </table:table-cell>
          <table:table-cell table:style-name="Table2.A4" office:value-type="string">
            <text:p text:style-name="P5">( X X X X X X X X X X X X X X X X X X X X X X X X )</text:p>
          </table:table-cell>
        </table:table-row>
      </table:table>
      <text:p text:style-name="P56"/>
      <text:p text:style-name="P58">Выводы.</text:p>
      <text:p text:style-name="P42"><text:span text:style-name="T69">В ходе работы я п</text:span><text:span text:style-name="T67">ознакоми</text:span><text:span text:style-name="T71">л</text:span><text:span text:style-name="T67">ся с одной из часто используемых на практике нелинейных конструкций, способами её организации и рекурсивной обработки. получи</text:span><text:span text:style-name="T71">л</text:span><text:span text:style-name="T67"> навыки решения задач обработки иерархических списков, как с использованием базовых функций их рекурсивной обработки, так и без использования рекурсии.</text:span></text:p>
      <text:p text:style-name="P40">Как и ожидалось, рек<text:span text:style-name="T67">урсивное решение оказалось </text:span><text:span text:style-name="T72">более</text:span><text:span text:style-name="T67"> простым за счет сокрытия использования стека от программиста. </text:span><text:span text:style-name="T71">Но рекурсивное решение накладывает ограничения на длину списка и уровень вложенности.</text:span></text:p>
      <text:p text:style-name="P41"><text:span text:style-name="T71">Итерационное решение более сложное в реализации, но позволяет снять ограничение на длину списка, так использование стека происходит лишь в случае перехода на </text:span><text:span text:style-name="T72">следующий</text:span><text:span text:style-name="T71"> уровень вложенности.</text:span></text:p>
      <text:p text:style-name="P67"><text:bookmark text:name="_yu53w69mcq8w"/></text:p>
      <text:p text:style-name="P61"><text:bookmark text:name="_9fo5aet8n5j"/>Приложение А. Исходный код.</text:p>
      <text:p text:style-name="P23"><text:span text:style-name="T62">//</text:span><text:span text:style-name="T43"> </text:span></text:p>
      <text:p text:style-name="P23"><text:span text:style-name="T62">//</text:span><text:span text:style-name="T43"> </text:span><text:span text:style-name="T62">Лабораторная</text:span><text:span text:style-name="T43"> </text:span><text:span text:style-name="T62">работа</text:span><text:span text:style-name="T43"> </text:span><text:span text:style-name="T62">№</text:span><text:span text:style-name="T63">2</text:span></text:p>
      <text:p text:style-name="P22"><text:span text:style-name="T62">//</text:span><text:span text:style-name="T43"> </text:span><text:span text:style-name="T62">main.cpp</text:span></text:p>
      <text:p text:style-name="P22"><text:span text:style-name="T62">//</text:span><text:span text:style-name="T43"> </text:span><text:span text:style-name="T62">Тимофеев</text:span><text:span text:style-name="T43"> </text:span><text:span text:style-name="T62">Дмитрий,</text:span><text:span text:style-name="T43"> </text:span><text:span text:style-name="T62">группа</text:span><text:span text:style-name="T43"> </text:span><text:span text:style-name="T62">6383</text:span></text:p>
      <text:p text:style-name="P22"><text:span text:style-name="T62">//</text:span><text:span text:style-name="T43"> </text:span><text:span text:style-name="T63">01</text:span><text:span text:style-name="T62">.</text:span><text:span text:style-name="T63">10</text:span><text:span text:style-name="T62">.17</text:span></text:p>
      <text:p text:style-name="P17">//</text:p>
      <text:p text:style-name="P24"><text:span text:style-name="T62">//</text:span><text:span text:style-name="T43"> </text:span><text:span text:style-name="T64">Рекурсивная обработка иерархических списков</text:span></text:p>
      <text:p text:style-name="P20"><text:span text:style-name="T65">#include</text:span><text:span text:style-name="T62">"list.h"</text:span></text:p>
      <text:p text:style-name="P22"><text:span text:style-name="T65">#include</text:span><text:span text:style-name="T62">&lt;iostream&gt;</text:span></text:p>
      <text:p text:style-name="P22"><text:span text:style-name="T65">#include</text:span><text:span text:style-name="T62">&lt;stdlib.h&gt;</text:span></text:p>
      <text:p text:style-name="P22"><text:span text:style-name="T65">#include</text:span><text:span text:style-name="T62">&lt;stdio.h&gt;</text:span></text:p>
      <text:p text:style-name="P22"><text:span text:style-name="T65">#include</text:span><text:span text:style-name="T62">&lt;fstream&gt;</text:span></text:p>
      <text:p text:style-name="P22"><text:span text:style-name="T40">void</text:span><text:span text:style-name="T43"> </text:span><text:span text:style-name="T46">replace(</text:span><text:span text:style-name="T38">lisp</text:span><text:span text:style-name="T43"> </text:span><text:span text:style-name="T46">list,</text:span><text:span text:style-name="T43"> </text:span><text:span text:style-name="T40">char</text:span><text:span text:style-name="T43"> </text:span><text:span text:style-name="T46">from,</text:span><text:span text:style-name="T43"> </text:span><text:span text:style-name="T40">char</text:span><text:span text:style-name="T43"> </text:span><text:span text:style-name="T46">to){</text:span></text:p>
      <text:p text:style-name="P22"><text:span text:style-name="T43"><text:s text:c="4"/></text:span><text:span text:style-name="T40">if</text:span><text:span text:style-name="T46">(isNull(list))</text:span><text:span text:style-name="T40">return</text:span><text:span text:style-name="T46">;</text:span></text:p>
      <text:p text:style-name="P22"><text:span text:style-name="T43"><text:s text:c="4"/></text:span><text:span text:style-name="T40">if</text:span><text:span text:style-name="T46">(isAtom(list)){</text:span></text:p>
      <text:p text:style-name="P22"><text:span text:style-name="T43"><text:s text:c="8"/></text:span><text:span text:style-name="T40">if</text:span><text:span text:style-name="T46">(list-&gt;</text:span><text:span text:style-name="T78">node</text:span><text:span text:style-name="T46">.</text:span><text:span text:style-name="T78">atom</text:span><text:span text:style-name="T46">==from)list-&gt;</text:span><text:span text:style-name="T78">node</text:span><text:span text:style-name="T46">.</text:span><text:span text:style-name="T78">atom</text:span><text:span text:style-name="T46">=to;</text:span></text:p>
      <text:p text:style-name="P22"><text:span text:style-name="T43"><text:s text:c="4"/></text:span><text:span text:style-name="T46">}</text:span></text:p>
      <text:p text:style-name="P22"><text:span text:style-name="T43"><text:s text:c="4"/></text:span><text:span text:style-name="T40">else</text:span><text:span text:style-name="T46">{</text:span></text:p>
      <text:p text:style-name="P22"><text:span text:style-name="T43"><text:s text:c="8"/></text:span><text:span text:style-name="T46">replace(head(list),from,to);</text:span></text:p>
      <text:p text:style-name="P22"><text:span text:style-name="T43"><text:s text:c="8"/></text:span><text:span text:style-name="T46">replace(tail(list),from,to);</text:span></text:p>
      <text:p text:style-name="P22"><text:span text:style-name="T43"><text:s text:c="4"/></text:span><text:span text:style-name="T46">}</text:span></text:p>
      <text:p text:style-name="P20">}</text:p>
      <text:p text:style-name="P22"><text:span text:style-name="T40">const</text:span><text:span text:style-name="T43"> </text:span><text:span text:style-name="T40">int</text:span><text:span text:style-name="T43"> </text:span>STACK_SIZE<text:span text:style-name="T46">=</text:span><text:span text:style-name="T65">5</text:span><text:span text:style-name="T46">;</text:span></text:p>
      <text:p text:style-name="P22"><text:span text:style-name="T40">void</text:span><text:span text:style-name="T43"> </text:span><text:span text:style-name="T46">replaceIter(</text:span><text:span text:style-name="T38">lisp</text:span><text:span text:style-name="T43"> </text:span><text:span text:style-name="T46">list,</text:span><text:span text:style-name="T43"> </text:span><text:span text:style-name="T40">char</text:span><text:span text:style-name="T43"> </text:span><text:span text:style-name="T46">from,</text:span><text:span text:style-name="T43"> </text:span><text:span text:style-name="T40">char</text:span><text:span text:style-name="T43"> </text:span><text:span text:style-name="T46">to){</text:span></text:p>
      <text:p text:style-name="P22"><text:span text:style-name="T43"><text:s text:c="4"/></text:span><text:span text:style-name="T38">lisp</text:span><text:span text:style-name="T43"> </text:span><text:span text:style-name="T46">stack[</text:span>STACK_SIZE<text:span text:style-name="T46">];</text:span></text:p>
      <text:p text:style-name="P22"><text:span text:style-name="T43"><text:s text:c="4"/></text:span><text:span text:style-name="T40">int</text:span><text:span text:style-name="T43"> </text:span><text:span text:style-name="T46">stackPointer=</text:span><text:span text:style-name="T65">0</text:span><text:span text:style-name="T46">;</text:span></text:p>
      <text:p text:style-name="P22"><text:span text:style-name="T43"><text:s text:c="4"/></text:span><text:span text:style-name="T46">stack[stackPointer++]=list;</text:span></text:p>
      <text:p text:style-name="P22"><text:span text:style-name="T43"><text:s text:c="4"/></text:span><text:span text:style-name="T40">while</text:span><text:span text:style-name="T46">(stackPointer!=</text:span><text:span text:style-name="T65">0</text:span><text:span text:style-name="T46">){</text:span></text:p>
      <text:p text:style-name="P22"><text:span text:style-name="T43"><text:s text:c="8"/></text:span><text:span text:style-name="T40">if</text:span><text:span text:style-name="T46">(isNull(list=stack[--stackPointer]))</text:span><text:span text:style-name="T40">continue</text:span><text:span text:style-name="T46">;</text:span></text:p>
      <text:p text:style-name="P22"><text:span text:style-name="T43"><text:s text:c="8"/></text:span><text:span text:style-name="T40">if</text:span><text:span text:style-name="T46">(isAtom(list)){</text:span></text:p>
      <text:p text:style-name="P22"><text:span text:style-name="T43"><text:s text:c="12"/></text:span><text:span text:style-name="T40">if</text:span><text:span text:style-name="T46">(list-&gt;</text:span><text:span text:style-name="T78">node</text:span><text:span text:style-name="T46">.</text:span><text:span text:style-name="T78">atom</text:span><text:span text:style-name="T46">==from)list-&gt;</text:span><text:span text:style-name="T78">node</text:span><text:span text:style-name="T46">.</text:span><text:span text:style-name="T78">atom</text:span><text:span text:style-name="T46">=to;</text:span></text:p>
      <text:p text:style-name="P22"><text:span text:style-name="T43"><text:s text:c="12"/></text:span><text:span text:style-name="T40">continue</text:span><text:span text:style-name="T46">;</text:span></text:p>
      <text:p text:style-name="P22"><text:span text:style-name="T43"><text:s text:c="8"/></text:span><text:span text:style-name="T46">}</text:span></text:p>
      <text:p text:style-name="P22"><text:span text:style-name="T43"><text:s text:c="8"/></text:span><text:span text:style-name="T40">if</text:span><text:span text:style-name="T46">(stackPointer+</text:span><text:span text:style-name="T65">2</text:span><text:span text:style-name="T46">&gt;=</text:span>STACK_SIZE<text:span text:style-name="T46">){</text:span><text:span text:style-name="T38">std</text:span><text:span text:style-name="T46">::</text:span>cerr<text:span text:style-name="T46">&lt;&lt;</text:span><text:span text:style-name="T62">"stack</text:span><text:span text:style-name="T43"> </text:span><text:span text:style-name="T62">overflow"</text:span><text:span text:style-name="T46">&lt;&lt;</text:span><text:span text:style-name="T38">std</text:span><text:span text:style-name="T46">::</text:span>endl<text:span text:style-name="T46">;</text:span><text:span text:style-name="T43"> </text:span><text:span text:style-name="T46">exit(-</text:span><text:span text:style-name="T65">1</text:span><text:span text:style-name="T46">);}</text:span></text:p>
      <text:p text:style-name="P22"><text:span text:style-name="T43"><text:s text:c="8"/></text:span><text:span text:style-name="T46">stack[stackPointer++]=tail(list);</text:span></text:p>
      <text:p text:style-name="P22"><text:span text:style-name="T43"><text:s text:c="8"/></text:span><text:span text:style-name="T46">stack[stackPointer++]=head(list);</text:span></text:p>
      <text:p text:style-name="P22"><text:span text:style-name="T43"><text:s text:c="4"/></text:span><text:span text:style-name="T46">}</text:span></text:p>
      <text:p text:style-name="P20">}</text:p>
      <text:p text:style-name="P22"><text:span text:style-name="T40">int</text:span><text:span text:style-name="T43"> </text:span><text:span text:style-name="T46">main(){</text:span></text:p>
      <text:p text:style-name="P22"><text:span text:style-name="T43"><text:s text:c="4"/></text:span><text:span text:style-name="T38">std</text:span><text:span text:style-name="T46">::</text:span><text:span text:style-name="T38">ifstream</text:span><text:span text:style-name="T43"> </text:span><text:span text:style-name="T46">input</text:span><text:span text:style-name="T43"> </text:span><text:span text:style-name="T46">(</text:span><text:span text:style-name="T43"> </text:span><text:span text:style-name="T62">"input.txt"</text:span><text:span text:style-name="T46">);</text:span></text:p>
      <text:p text:style-name="P22"><text:span text:style-name="T43"><text:s text:c="4"/></text:span><text:span text:style-name="T38">std</text:span><text:span text:style-name="T46">::</text:span><text:span text:style-name="T38">ofstream</text:span><text:span text:style-name="T43"> </text:span><text:span text:style-name="T46">output(</text:span><text:span text:style-name="T62">"output.txt"</text:span><text:span text:style-name="T46">);</text:span></text:p>
      <text:p text:style-name="P22"><text:span text:style-name="T43"><text:s text:c="4"/></text:span><text:span text:style-name="T40">if</text:span><text:span text:style-name="T46">(!input){</text:span><text:span text:style-name="T38">std</text:span><text:span text:style-name="T46">::</text:span>cerr<text:span text:style-name="T46">&lt;&lt;</text:span><text:span text:style-name="T62">"Входной</text:span><text:span text:style-name="T43"> </text:span><text:span text:style-name="T62">файл</text:span><text:span text:style-name="T43"> </text:span><text:span text:style-name="T62">не</text:span><text:span text:style-name="T43"> </text:span><text:span text:style-name="T62">открыт!"</text:span><text:span text:style-name="T46">&lt;&lt;</text:span><text:span text:style-name="T38">std</text:span><text:span text:style-name="T46">::</text:span>endl<text:span text:style-name="T46">;</text:span><text:span text:style-name="T40">return</text:span><text:span text:style-name="T43"> </text:span><text:span text:style-name="T46">-</text:span><text:span text:style-name="T65">1</text:span><text:span text:style-name="T46">;}</text:span></text:p>
      <text:p text:style-name="P22"><text:span text:style-name="T43"><text:s text:c="4"/></text:span><text:span text:style-name="T40">char</text:span><text:span text:style-name="T43"> </text:span><text:span text:style-name="T46">from;</text:span><text:span text:style-name="T43"> </text:span><text:span text:style-name="T46">input&gt;&gt;from;</text:span></text:p>
      <text:p text:style-name="P22"><text:span text:style-name="T43"><text:s text:c="4"/></text:span><text:span text:style-name="T40">char</text:span><text:span text:style-name="T43"> </text:span><text:span text:style-name="T46">to;</text:span><text:span text:style-name="T43"> <text:s text:c="2"/></text:span><text:span text:style-name="T46">input&gt;&gt;to;</text:span></text:p>
      <text:p text:style-name="P22"><text:span text:style-name="T43"><text:s text:c="4"/></text:span><text:span text:style-name="T38">lisp</text:span><text:span text:style-name="T43"> </text:span><text:span text:style-name="T46">list;</text:span></text:p>
      <text:p text:style-name="P22"><text:span text:style-name="T43"><text:s text:c="4"/></text:span><text:span text:style-name="T40">while</text:span><text:span text:style-name="T46">(input.peek()!=</text:span>EOF<text:span text:style-name="T46">){</text:span></text:p>
      <text:p text:style-name="P22"><text:span text:style-name="T43"><text:s text:c="8"/></text:span><text:span text:style-name="T46">read_lisp(list,input);</text:span></text:p>
      <text:p text:style-name="P22"><text:span text:style-name="T43"><text:s text:c="8"/></text:span><text:span text:style-name="T46">replaceIter(list,from,to);</text:span></text:p>
      <text:p text:style-name="P22"><text:span text:style-name="T43"><text:s text:c="8"/></text:span><text:span text:style-name="T46">write_lisp(list,output);</text:span></text:p>
      <text:p text:style-name="P22"><text:span text:style-name="T43"><text:s text:c="8"/></text:span><text:span text:style-name="T46">output&lt;&lt;</text:span><text:span text:style-name="T38">std</text:span><text:span text:style-name="T46">::</text:span>endl<text:span text:style-name="T46">;</text:span></text:p>
      <text:p text:style-name="P22"><text:span text:style-name="T43"><text:s text:c="8"/></text:span><text:span text:style-name="T46">write_lisp(list,</text:span><text:span text:style-name="T38">std</text:span><text:span text:style-name="T46">::</text:span>cout<text:span text:style-name="T46">);</text:span></text:p>
      <text:p text:style-name="P22"><text:span text:style-name="T43"><text:s text:c="8"/></text:span><text:span text:style-name="T38">std</text:span><text:span text:style-name="T46">::</text:span>cout<text:span text:style-name="T46">&lt;&lt;</text:span><text:span text:style-name="T38">std</text:span><text:span text:style-name="T46">::</text:span>endl<text:span text:style-name="T46">;</text:span></text:p>
      <text:p text:style-name="P22"><text:span text:style-name="T43"><text:s text:c="8"/></text:span><text:span text:style-name="T46">destroy(list);</text:span></text:p>
      <text:p text:style-name="P22"><text:span text:style-name="T43"><text:s text:c="4"/></text:span><text:span text:style-name="T46">}</text:span></text:p>
      <text:p text:style-name="P22"><text:span text:style-name="T43"><text:s text:c="4"/></text:span><text:span text:style-name="T40">return</text:span><text:span text:style-name="T43"> </text:span><text:span text:style-name="T65">0</text:span><text:span text:style-name="T46">;</text:span></text:p>
      <text:p text:style-name="P20">}</text:p>
      <text:p text:style-name="P20"/>
      <text:p text:style-name="P20"/>
      <text:p text:style-name="P20"/>
      <text:p text:style-name="P17"/>
      <text:p text:style-name="P24"><text:span text:style-name="T62">//</text:span><text:span text:style-name="T43"> </text:span></text:p>
      <text:p text:style-name="P24"><text:soft-page-break/><text:span text:style-name="T62">//</text:span><text:span text:style-name="T43"> </text:span><text:span text:style-name="T62">Лабораторная</text:span><text:span text:style-name="T43"> </text:span><text:span text:style-name="T62">работа</text:span><text:span text:style-name="T43"> </text:span><text:span text:style-name="T62">№</text:span><text:span text:style-name="T63">2</text:span></text:p>
      <text:p text:style-name="P24"><text:span text:style-name="T62">//</text:span><text:span text:style-name="T43"> </text:span><text:span text:style-name="T63">list.h</text:span></text:p>
      <text:p text:style-name="P24"><text:span text:style-name="T62">//</text:span><text:span text:style-name="T43"> </text:span><text:span text:style-name="T62">Тимофеев</text:span><text:span text:style-name="T43"> </text:span><text:span text:style-name="T62">Дмитрий,</text:span><text:span text:style-name="T43"> </text:span><text:span text:style-name="T62">группа</text:span><text:span text:style-name="T43"> </text:span><text:span text:style-name="T62">6383</text:span></text:p>
      <text:p text:style-name="P24"><text:span text:style-name="T62">//</text:span><text:span text:style-name="T43"> </text:span><text:span text:style-name="T63">01</text:span><text:span text:style-name="T62">.</text:span><text:span text:style-name="T63">10</text:span><text:span text:style-name="T62">.17</text:span></text:p>
      <text:p text:style-name="P18">//</text:p>
      <text:p text:style-name="P21"><text:span text:style-name="T62">//</text:span><text:span text:style-name="T43"> </text:span><text:span text:style-name="T64">Рекурсивная обработка иерархических списков</text:span></text:p>
      <text:p text:style-name="P21"><text:span text:style-name="T66">#ifndef</text:span><text:span text:style-name="T45"> </text:span><text:span text:style-name="T64">LIST_H</text:span></text:p>
      <text:p text:style-name="P22"><text:span text:style-name="T65">#define</text:span><text:span text:style-name="T43"> </text:span><text:span text:style-name="T65">LIST_H</text:span></text:p>
      <text:p text:style-name="P22"><text:span text:style-name="T65">#endif</text:span><text:span text:style-name="T43"> </text:span><text:span text:style-name="T62">//</text:span><text:span text:style-name="T43"> </text:span><text:span text:style-name="T62">LIST_H</text:span></text:p>
      <text:p text:style-name="P22"><text:span text:style-name="T65">#include</text:span><text:span text:style-name="T62">&lt;iostream&gt;</text:span></text:p>
      <text:p text:style-name="P22"><text:span text:style-name="T40">typedef</text:span><text:span text:style-name="T43"> </text:span><text:span text:style-name="T40">char</text:span><text:span text:style-name="T43"> </text:span><text:span text:style-name="T38">base</text:span><text:span text:style-name="T46">;</text:span><text:span text:style-name="T43"> <text:s text:c="5"/></text:span><text:span text:style-name="T62">//</text:span><text:span text:style-name="T43"> </text:span><text:span text:style-name="T62">базовый</text:span><text:span text:style-name="T43"> </text:span><text:span text:style-name="T62">тип</text:span><text:span text:style-name="T43"> </text:span><text:span text:style-name="T62">элементов</text:span><text:span text:style-name="T43"> </text:span><text:span text:style-name="T62">(атомов)</text:span></text:p>
      <text:p text:style-name="P22"><text:span text:style-name="T40">enum</text:span><text:span text:style-name="T43"> </text:span><text:span text:style-name="T38">TAG</text:span><text:span text:style-name="T46">{</text:span></text:p>
      <text:p text:style-name="P22"><text:span text:style-name="T43"><text:s text:c="4"/></text:span><text:span text:style-name="T38">TAG_ATOM</text:span><text:span text:style-name="T46">,</text:span><text:span text:style-name="T43"> </text:span><text:span text:style-name="T38">TAG_PAIR</text:span></text:p>
      <text:p text:style-name="P20">};</text:p>
      <text:p text:style-name="P22"><text:span text:style-name="T40">struct</text:span><text:span text:style-name="T43"> <text:s/></text:span><text:span text:style-name="T38">s_expr</text:span><text:span text:style-name="T46">;</text:span></text:p>
      <text:p text:style-name="P22"><text:span text:style-name="T40">struct</text:span><text:span text:style-name="T43"> <text:s/></text:span><text:span text:style-name="T38">two_ptr</text:span><text:span text:style-name="T43"> <text:s/></text:span><text:span text:style-name="T46">{</text:span></text:p>
      <text:p text:style-name="P22"><text:span text:style-name="T43"><text:s text:c="4"/></text:span><text:span text:style-name="T38">s_expr</text:span><text:span text:style-name="T43"> <text:s/></text:span><text:span text:style-name="T46">*</text:span><text:span text:style-name="T78">hd</text:span><text:span text:style-name="T46">;</text:span></text:p>
      <text:p text:style-name="P22"><text:span text:style-name="T43"><text:s text:c="4"/></text:span><text:span text:style-name="T38">s_expr</text:span><text:span text:style-name="T43"> <text:s/></text:span><text:span text:style-name="T46">*</text:span><text:span text:style-name="T78">tl</text:span><text:span text:style-name="T46">;</text:span></text:p>
      <text:p text:style-name="P22"><text:span text:style-name="T46">}</text:span><text:span text:style-name="T43"> </text:span><text:span text:style-name="T46">;</text:span><text:span text:style-name="T43"> <text:s text:c="4"/></text:span><text:span text:style-name="T62">//end</text:span><text:span text:style-name="T43"> </text:span><text:span text:style-name="T62">two_ptr;</text:span></text:p>
      <text:p text:style-name="P22"><text:span text:style-name="T40">struct</text:span><text:span text:style-name="T43"> <text:s/></text:span><text:span text:style-name="T38">s_expr</text:span><text:span text:style-name="T43"> </text:span><text:span text:style-name="T46">{</text:span></text:p>
      <text:p text:style-name="P22"><text:span text:style-name="T43"><text:s text:c="4"/></text:span><text:span text:style-name="T38">TAG</text:span><text:span text:style-name="T43"> </text:span><text:span text:style-name="T78">tag</text:span><text:span text:style-name="T46">;</text:span></text:p>
      <text:p text:style-name="P22"><text:span text:style-name="T43"><text:s text:c="4"/></text:span><text:span text:style-name="T40">union</text:span><text:span text:style-name="T43"> <text:s/></text:span><text:span text:style-name="T46">{</text:span></text:p>
      <text:p text:style-name="P22"><text:span text:style-name="T43"><text:s text:c="8"/></text:span><text:span text:style-name="T38">base</text:span><text:span text:style-name="T43"> <text:s/></text:span><text:span text:style-name="T78">atom</text:span><text:span text:style-name="T46">;</text:span></text:p>
      <text:p text:style-name="P22"><text:span text:style-name="T43"><text:s text:c="8"/></text:span><text:span text:style-name="T38">two_ptr</text:span><text:span text:style-name="T43"> </text:span><text:span text:style-name="T78">pair</text:span><text:span text:style-name="T46">;</text:span></text:p>
      <text:p text:style-name="P22"><text:span text:style-name="T43"><text:s text:c="4"/></text:span><text:span text:style-name="T46">}</text:span><text:span text:style-name="T43"> </text:span><text:span text:style-name="T78">node</text:span><text:span text:style-name="T46">;</text:span><text:span text:style-name="T43"> <text:s text:c="12"/></text:span><text:span text:style-name="T62">//end</text:span><text:span text:style-name="T43"> </text:span><text:span text:style-name="T62">union</text:span><text:span text:style-name="T43"> </text:span><text:span text:style-name="T62">node</text:span></text:p>
      <text:p text:style-name="P22"><text:span text:style-name="T46">};</text:span><text:span text:style-name="T43"> <text:s text:c="25"/></text:span><text:span text:style-name="T62">//end</text:span><text:span text:style-name="T43"> </text:span><text:span text:style-name="T62">s_expr</text:span></text:p>
      <text:p text:style-name="P22"><text:span text:style-name="T40">typedef</text:span><text:span text:style-name="T43"> <text:s/></text:span><text:span text:style-name="T38">s_expr</text:span><text:span text:style-name="T46">*</text:span><text:span text:style-name="T43"> </text:span><text:span text:style-name="T38">lisp</text:span><text:span text:style-name="T46">;</text:span></text:p>
      <text:p text:style-name="P22"><text:span text:style-name="T38">lisp</text:span><text:span text:style-name="T43"> </text:span><text:span text:style-name="T46">head</text:span><text:span text:style-name="T43"> </text:span><text:span text:style-name="T46">(</text:span><text:span text:style-name="T40">const</text:span><text:span text:style-name="T43"> </text:span><text:span text:style-name="T38">lisp</text:span><text:span text:style-name="T43"> </text:span>s<text:span text:style-name="T46">);</text:span></text:p>
      <text:p text:style-name="P22"><text:span text:style-name="T38">lisp</text:span><text:span text:style-name="T43"> </text:span><text:span text:style-name="T46">tail</text:span><text:span text:style-name="T43"> </text:span><text:span text:style-name="T46">(</text:span><text:span text:style-name="T40">const</text:span><text:span text:style-name="T43"> </text:span><text:span text:style-name="T38">lisp</text:span><text:span text:style-name="T43"> </text:span>s<text:span text:style-name="T46">);</text:span></text:p>
      <text:p text:style-name="P22"><text:span text:style-name="T38">lisp</text:span><text:span text:style-name="T43"> </text:span><text:span text:style-name="T46">cons</text:span><text:span text:style-name="T43"> </text:span><text:span text:style-name="T46">(</text:span><text:span text:style-name="T40">const</text:span><text:span text:style-name="T43"> </text:span><text:span text:style-name="T38">lisp</text:span><text:span text:style-name="T43"> </text:span>h<text:span text:style-name="T46">,</text:span><text:span text:style-name="T43"> </text:span><text:span text:style-name="T40">const</text:span><text:span text:style-name="T43"> </text:span><text:span text:style-name="T38">lisp</text:span><text:span text:style-name="T43"> </text:span>t<text:span text:style-name="T46">);</text:span></text:p>
      <text:p text:style-name="P22"><text:span text:style-name="T38">lisp</text:span><text:span text:style-name="T43"> </text:span><text:span text:style-name="T46">make_atom</text:span><text:span text:style-name="T43"> </text:span><text:span text:style-name="T46">(</text:span><text:span text:style-name="T40">const</text:span><text:span text:style-name="T43"> </text:span><text:span text:style-name="T38">base</text:span><text:span text:style-name="T43"> </text:span>x<text:span text:style-name="T46">);</text:span></text:p>
      <text:p text:style-name="P22"><text:span text:style-name="T40">bool</text:span><text:span text:style-name="T43"> </text:span><text:span text:style-name="T46">isAtom</text:span><text:span text:style-name="T43"> </text:span><text:span text:style-name="T46">(</text:span><text:span text:style-name="T40">const</text:span><text:span text:style-name="T43"> </text:span><text:span text:style-name="T38">lisp</text:span><text:span text:style-name="T43"> </text:span>s<text:span text:style-name="T46">);</text:span></text:p>
      <text:p text:style-name="P22"><text:span text:style-name="T40">bool</text:span><text:span text:style-name="T43"> </text:span><text:span text:style-name="T46">isNull</text:span><text:span text:style-name="T43"> </text:span><text:span text:style-name="T46">(</text:span><text:span text:style-name="T40">const</text:span><text:span text:style-name="T43"> </text:span><text:span text:style-name="T38">lisp</text:span><text:span text:style-name="T43"> </text:span>s<text:span text:style-name="T46">);</text:span></text:p>
      <text:p text:style-name="P22"><text:span text:style-name="T40">void</text:span><text:span text:style-name="T43"> </text:span><text:span text:style-name="T46">destroy</text:span><text:span text:style-name="T43"> </text:span><text:span text:style-name="T46">(</text:span><text:span text:style-name="T38">lisp</text:span><text:span text:style-name="T43"> </text:span>s<text:span text:style-name="T46">);</text:span></text:p>
      <text:p text:style-name="P22"><text:span text:style-name="T40">void</text:span><text:span text:style-name="T43"> </text:span><text:span text:style-name="T46">write_lisp</text:span><text:span text:style-name="T43"> </text:span><text:span text:style-name="T46">(</text:span><text:span text:style-name="T40">const</text:span><text:span text:style-name="T43"> </text:span><text:span text:style-name="T38">lisp</text:span><text:span text:style-name="T43"> </text:span>x<text:span text:style-name="T46">,</text:span><text:span text:style-name="T43"> </text:span><text:span text:style-name="T38">std</text:span><text:span text:style-name="T46">::</text:span><text:span text:style-name="T38">ostream</text:span><text:span text:style-name="T43"> </text:span><text:span text:style-name="T46">&amp;</text:span>cout<text:span text:style-name="T46">);</text:span></text:p>
      <text:p text:style-name="P22"><text:span text:style-name="T40">void</text:span><text:span text:style-name="T43"> </text:span><text:span text:style-name="T46">read_lisp</text:span><text:span text:style-name="T43"> </text:span><text:span text:style-name="T46">(</text:span><text:span text:style-name="T43"> </text:span><text:span text:style-name="T38">lisp</text:span><text:span text:style-name="T46">&amp;</text:span><text:span text:style-name="T43"> </text:span>y<text:span text:style-name="T46">,</text:span><text:span text:style-name="T43"> </text:span><text:span text:style-name="T38">std</text:span><text:span text:style-name="T46">::</text:span><text:span text:style-name="T38">istream</text:span><text:span text:style-name="T43"> </text:span><text:span text:style-name="T46">&amp;</text:span>cin<text:span text:style-name="T46">);</text:span></text:p>
      <text:p text:style-name="P18"/>
      <text:p text:style-name="P18"/>
      <text:p text:style-name="P24"><text:span text:style-name="T62">//</text:span><text:span text:style-name="T43"> </text:span></text:p>
      <text:p text:style-name="P24"><text:span text:style-name="T62">//</text:span><text:span text:style-name="T43"> </text:span><text:span text:style-name="T62">Лабораторная</text:span><text:span text:style-name="T43"> </text:span><text:span text:style-name="T62">работа</text:span><text:span text:style-name="T43"> </text:span><text:span text:style-name="T62">№</text:span><text:span text:style-name="T63">2</text:span></text:p>
      <text:p text:style-name="P24"><text:span text:style-name="T62">//</text:span><text:span text:style-name="T43"> </text:span><text:span text:style-name="T63">list.cpp</text:span></text:p>
      <text:p text:style-name="P24"><text:span text:style-name="T62">//</text:span><text:span text:style-name="T43"> </text:span><text:span text:style-name="T62">Тимофеев</text:span><text:span text:style-name="T43"> </text:span><text:span text:style-name="T62">Дмитрий,</text:span><text:span text:style-name="T43"> </text:span><text:span text:style-name="T62">группа</text:span><text:span text:style-name="T43"> </text:span><text:span text:style-name="T62">6383</text:span></text:p>
      <text:p text:style-name="P24"><text:span text:style-name="T62">//</text:span><text:span text:style-name="T43"> </text:span><text:span text:style-name="T63">01</text:span><text:span text:style-name="T62">.</text:span><text:span text:style-name="T63">10</text:span><text:span text:style-name="T62">.17</text:span></text:p>
      <text:p text:style-name="P18">//</text:p>
      <text:p text:style-name="P21"><text:span text:style-name="T64">//</text:span><text:span text:style-name="T45"> </text:span><text:span text:style-name="T64">Рекурсивная обработка иерархических списков</text:span></text:p>
      <text:p text:style-name="P21"><text:span text:style-name="T66">#include</text:span><text:span text:style-name="T64">"list.h"</text:span></text:p>
      <text:p text:style-name="P22"><text:span text:style-name="T65">#include</text:span><text:span text:style-name="T62">&lt;stdlib.h&gt;</text:span></text:p>
      <text:p text:style-name="P22"><text:span text:style-name="T65">#include</text:span><text:span text:style-name="T62">&lt;iostream&gt;</text:span></text:p>
      <text:p text:style-name="P22"><text:span text:style-name="T40">using</text:span><text:span text:style-name="T43"> </text:span><text:span text:style-name="T40">namespace</text:span><text:span text:style-name="T43"> </text:span><text:span text:style-name="T38">std</text:span><text:span text:style-name="T46">;</text:span></text:p>
      <text:p text:style-name="P22"><text:span text:style-name="T38">lisp</text:span><text:span text:style-name="T43"> </text:span><text:span text:style-name="T46">head</text:span><text:span text:style-name="T43"> </text:span><text:span text:style-name="T46">(</text:span><text:span text:style-name="T40">const</text:span><text:span text:style-name="T43"> </text:span><text:span text:style-name="T38">lisp</text:span><text:span text:style-name="T43"> </text:span><text:span text:style-name="T46">s)</text:span></text:p>
      <text:p text:style-name="P22"><text:span text:style-name="T46">{</text:span><text:span text:style-name="T62">//</text:span><text:span text:style-name="T43"> </text:span><text:span text:style-name="T62">PreCondition:</text:span><text:span text:style-name="T43"> </text:span><text:span text:style-name="T62">not</text:span><text:span text:style-name="T43"> </text:span><text:span text:style-name="T62">null</text:span><text:span text:style-name="T43"> </text:span><text:span text:style-name="T62">(s)</text:span></text:p>
      <text:p text:style-name="P22"><text:span text:style-name="T43"><text:s text:c="4"/></text:span><text:span text:style-name="T40">if</text:span><text:span text:style-name="T43"> </text:span><text:span text:style-name="T46">(s</text:span><text:span text:style-name="T43"> </text:span><text:span text:style-name="T46">!=</text:span><text:span text:style-name="T43"> </text:span><text:span text:style-name="T65">NULL</text:span><text:span text:style-name="T46">)</text:span></text:p>
      <text:p text:style-name="P22"><text:span text:style-name="T43"><text:s text:c="8"/></text:span><text:span text:style-name="T40">if</text:span><text:span text:style-name="T43"> </text:span><text:span text:style-name="T46">(!isAtom(s))</text:span><text:span text:style-name="T43"> </text:span><text:span text:style-name="T40">return</text:span><text:span text:style-name="T43"> </text:span><text:span text:style-name="T46">s-&gt;</text:span><text:span text:style-name="T78">node</text:span><text:span text:style-name="T46">.</text:span><text:span text:style-name="T78">pair</text:span><text:span text:style-name="T46">.</text:span><text:span text:style-name="T78">hd</text:span><text:span text:style-name="T46">;</text:span></text:p>
      <text:p text:style-name="P22"><text:span text:style-name="T43"><text:s text:c="8"/></text:span><text:span text:style-name="T40">else</text:span><text:span text:style-name="T43"> </text:span><text:span text:style-name="T46">{</text:span><text:span text:style-name="T43"> </text:span>cerr<text:span text:style-name="T43"> </text:span><text:span text:style-name="T46">&lt;&lt;</text:span><text:span text:style-name="T43"> </text:span><text:span text:style-name="T62">"Error:</text:span><text:span text:style-name="T43"> </text:span><text:span text:style-name="T62">Head(atom)</text:span><text:span text:style-name="T43"> </text:span><text:span text:style-name="T62">\n"</text:span><text:span text:style-name="T46">;</text:span><text:span text:style-name="T43"> <text:s/></text:span><text:span text:style-name="T46">exit(</text:span><text:span text:style-name="T65">1</text:span><text:span text:style-name="T46">);</text:span><text:span text:style-name="T43"> </text:span><text:span text:style-name="T46">}</text:span></text:p>
      <text:p text:style-name="P22"><text:span text:style-name="T43"><text:s text:c="4"/></text:span><text:span text:style-name="T40">else</text:span><text:span text:style-name="T43"> </text:span><text:span text:style-name="T46">{</text:span><text:span text:style-name="T43"> </text:span>cerr<text:span text:style-name="T43"> </text:span><text:span text:style-name="T46">&lt;&lt;</text:span><text:span text:style-name="T43"> </text:span><text:span text:style-name="T62">"Error:</text:span><text:span text:style-name="T43"> </text:span><text:span text:style-name="T62">Head(nil)</text:span><text:span text:style-name="T43"> </text:span><text:span text:style-name="T62">\n"</text:span><text:span text:style-name="T46">;</text:span></text:p>
      <text:p text:style-name="P22"><text:span text:style-name="T43"><text:s text:c="8"/></text:span><text:span text:style-name="T46">exit(</text:span><text:span text:style-name="T65">1</text:span><text:span text:style-name="T46">);</text:span></text:p>
      <text:p text:style-name="P22"><text:span text:style-name="T43"><text:s text:c="4"/></text:span><text:span text:style-name="T46">}</text:span></text:p>
      <text:p text:style-name="P20">}</text:p>
      <text:p text:style-name="P22"><text:span text:style-name="T38">lisp</text:span><text:span text:style-name="T43"> </text:span><text:span text:style-name="T46">tail</text:span><text:span text:style-name="T43"> </text:span><text:span text:style-name="T46">(</text:span><text:span text:style-name="T40">const</text:span><text:span text:style-name="T43"> </text:span><text:span text:style-name="T38">lisp</text:span><text:span text:style-name="T43"> </text:span><text:span text:style-name="T46">s)</text:span></text:p>
      <text:p text:style-name="P22"><text:span text:style-name="T46">{</text:span><text:span text:style-name="T62">//</text:span><text:span text:style-name="T43"> </text:span><text:span text:style-name="T62">PreCondition:</text:span><text:span text:style-name="T43"> </text:span><text:span text:style-name="T62">not</text:span><text:span text:style-name="T43"> </text:span><text:span text:style-name="T62">null</text:span><text:span text:style-name="T43"> </text:span><text:span text:style-name="T62">(s)</text:span></text:p>
      <text:p text:style-name="P22"><text:span text:style-name="T43"><text:s text:c="4"/></text:span><text:span text:style-name="T40">if</text:span><text:span text:style-name="T43"> </text:span><text:span text:style-name="T46">(s</text:span><text:span text:style-name="T43"> </text:span><text:span text:style-name="T46">!=</text:span><text:span text:style-name="T43"> </text:span><text:span text:style-name="T65">NULL</text:span><text:span text:style-name="T46">)</text:span></text:p>
      <text:p text:style-name="P22"><text:span text:style-name="T43"><text:s text:c="8"/></text:span><text:span text:style-name="T40">if</text:span><text:span text:style-name="T43"> </text:span><text:span text:style-name="T46">(!isAtom(s))</text:span><text:span text:style-name="T43"> </text:span><text:span text:style-name="T40">return</text:span><text:span text:style-name="T43"> </text:span><text:span text:style-name="T46">s-&gt;</text:span><text:span text:style-name="T78">node</text:span><text:span text:style-name="T46">.</text:span><text:span text:style-name="T78">pair</text:span><text:span text:style-name="T46">.</text:span><text:span text:style-name="T78">tl</text:span><text:span text:style-name="T46">;</text:span></text:p>
      <text:p text:style-name="P22"><text:soft-page-break/><text:span text:style-name="T43"><text:s text:c="8"/></text:span><text:span text:style-name="T40">else</text:span><text:span text:style-name="T43"> </text:span><text:span text:style-name="T46">{</text:span><text:span text:style-name="T43"> </text:span>cerr<text:span text:style-name="T43"> </text:span><text:span text:style-name="T46">&lt;&lt;</text:span><text:span text:style-name="T43"> </text:span><text:span text:style-name="T62">"Error:</text:span><text:span text:style-name="T43"> </text:span><text:span text:style-name="T62">Tail(atom)</text:span><text:span text:style-name="T43"> </text:span><text:span text:style-name="T62">\n"</text:span><text:span text:style-name="T46">;</text:span><text:span text:style-name="T43"> </text:span><text:span text:style-name="T46">exit(</text:span><text:span text:style-name="T65">1</text:span><text:span text:style-name="T46">);</text:span><text:span text:style-name="T43"> </text:span><text:span text:style-name="T46">}</text:span></text:p>
      <text:p text:style-name="P22"><text:span text:style-name="T43"><text:s text:c="4"/></text:span><text:span text:style-name="T40">else</text:span><text:span text:style-name="T43"> </text:span><text:span text:style-name="T46">{</text:span><text:span text:style-name="T43"> </text:span>cerr<text:span text:style-name="T43"> </text:span><text:span text:style-name="T46">&lt;&lt;</text:span><text:span text:style-name="T43"> </text:span><text:span text:style-name="T62">"Error:</text:span><text:span text:style-name="T43"> </text:span><text:span text:style-name="T62">Tail(nil)</text:span><text:span text:style-name="T43"> </text:span><text:span text:style-name="T62">\n"</text:span><text:span text:style-name="T46">;</text:span></text:p>
      <text:p text:style-name="P22"><text:span text:style-name="T43"><text:s text:c="8"/></text:span><text:span text:style-name="T46">exit(</text:span><text:span text:style-name="T65">1</text:span><text:span text:style-name="T46">);</text:span></text:p>
      <text:p text:style-name="P22"><text:span text:style-name="T43"><text:s text:c="4"/></text:span><text:span text:style-name="T46">}</text:span></text:p>
      <text:p text:style-name="P20">}</text:p>
      <text:p text:style-name="P22"><text:span text:style-name="T40">bool</text:span><text:span text:style-name="T43"> </text:span><text:span text:style-name="T46">isAtom</text:span><text:span text:style-name="T43"> </text:span><text:span text:style-name="T46">(</text:span><text:span text:style-name="T40">const</text:span><text:span text:style-name="T43"> </text:span><text:span text:style-name="T38">lisp</text:span><text:span text:style-name="T43"> </text:span><text:span text:style-name="T46">s)</text:span></text:p>
      <text:p text:style-name="P22"><text:span text:style-name="T46">{</text:span><text:span text:style-name="T43"> <text:s text:c="6"/></text:span><text:span text:style-name="T40">if</text:span><text:span text:style-name="T46">(s</text:span><text:span text:style-name="T43"> </text:span><text:span text:style-name="T46">==</text:span><text:span text:style-name="T43"> </text:span><text:span text:style-name="T65">NULL</text:span><text:span text:style-name="T46">)</text:span><text:span text:style-name="T43"> </text:span><text:span text:style-name="T40">return</text:span><text:span text:style-name="T43"> </text:span><text:span text:style-name="T40">false</text:span><text:span text:style-name="T46">;</text:span></text:p>
      <text:p text:style-name="P22"><text:span text:style-name="T43"><text:s text:c="4"/></text:span><text:span text:style-name="T40">else</text:span><text:span text:style-name="T43"> </text:span><text:span text:style-name="T40">return</text:span><text:span text:style-name="T43"> </text:span><text:span text:style-name="T46">(s</text:span><text:span text:style-name="T43"> </text:span><text:span text:style-name="T46">-&gt;</text:span><text:span text:style-name="T43"> </text:span><text:span text:style-name="T78">tag</text:span><text:span text:style-name="T46">==</text:span><text:span text:style-name="T38">TAG_ATOM</text:span><text:span text:style-name="T46">);</text:span></text:p>
      <text:p text:style-name="P20">}</text:p>
      <text:p text:style-name="P22"><text:span text:style-name="T40">bool</text:span><text:span text:style-name="T43"> </text:span><text:span text:style-name="T46">isNull</text:span><text:span text:style-name="T43"> </text:span><text:span text:style-name="T46">(</text:span><text:span text:style-name="T40">const</text:span><text:span text:style-name="T43"> </text:span><text:span text:style-name="T38">lisp</text:span><text:span text:style-name="T43"> </text:span><text:span text:style-name="T46">s)</text:span></text:p>
      <text:p text:style-name="P20">{</text:p>
      <text:p text:style-name="P22"><text:span text:style-name="T43"><text:s text:c="4"/></text:span><text:span text:style-name="T40">return</text:span><text:span text:style-name="T43"> </text:span><text:span text:style-name="T46">s==</text:span><text:span text:style-name="T65">NULL</text:span><text:span text:style-name="T46">;</text:span></text:p>
      <text:p text:style-name="P20">}</text:p>
      <text:p text:style-name="P22"><text:span text:style-name="T38">lisp</text:span><text:span text:style-name="T43"> </text:span><text:span text:style-name="T46">cons</text:span><text:span text:style-name="T43"> </text:span><text:span text:style-name="T46">(</text:span><text:span text:style-name="T40">const</text:span><text:span text:style-name="T43"> </text:span><text:span text:style-name="T38">lisp</text:span><text:span text:style-name="T43"> </text:span><text:span text:style-name="T46">h,</text:span><text:span text:style-name="T43"> </text:span><text:span text:style-name="T40">const</text:span><text:span text:style-name="T43"> </text:span><text:span text:style-name="T38">lisp</text:span><text:span text:style-name="T43"> </text:span><text:span text:style-name="T46">t)</text:span></text:p>
      <text:p text:style-name="P22"><text:span text:style-name="T62">//</text:span><text:span text:style-name="T43"> </text:span><text:span text:style-name="T62">PreCondition:</text:span><text:span text:style-name="T43"> </text:span><text:span text:style-name="T62">not</text:span><text:span text:style-name="T43"> </text:span><text:span text:style-name="T62">isAtom</text:span><text:span text:style-name="T43"> </text:span><text:span text:style-name="T62">(t)</text:span></text:p>
      <text:p text:style-name="P22"><text:span text:style-name="T46">{</text:span><text:span text:style-name="T38">lisp</text:span><text:span text:style-name="T43"> </text:span><text:span text:style-name="T46">p;</text:span></text:p>
      <text:p text:style-name="P22"><text:span text:style-name="T43"><text:s text:c="4"/></text:span><text:span text:style-name="T40">if</text:span><text:span text:style-name="T43"> </text:span><text:span text:style-name="T46">(isAtom(t))</text:span><text:span text:style-name="T43"> </text:span><text:span text:style-name="T46">{</text:span><text:span text:style-name="T43"> </text:span>cerr<text:span text:style-name="T43"> </text:span><text:span text:style-name="T46">&lt;&lt;</text:span><text:span text:style-name="T43"> </text:span><text:span text:style-name="T62">"Error:</text:span><text:span text:style-name="T43"> </text:span><text:span text:style-name="T62">cons(*,</text:span><text:span text:style-name="T43"> </text:span><text:span text:style-name="T62">atom)</text:span><text:span text:style-name="T43"> </text:span><text:span text:style-name="T62">\n"</text:span><text:span text:style-name="T46">;</text:span><text:span text:style-name="T43"> </text:span><text:span text:style-name="T46">exit(</text:span><text:span text:style-name="T65">1</text:span><text:span text:style-name="T46">);}</text:span></text:p>
      <text:p text:style-name="P22"><text:span text:style-name="T43"><text:s text:c="4"/></text:span><text:span text:style-name="T40">else</text:span><text:span text:style-name="T43"> </text:span><text:span text:style-name="T46">{</text:span><text:span text:style-name="T43"> </text:span><text:span text:style-name="T46">p</text:span><text:span text:style-name="T43"> </text:span><text:span text:style-name="T46">=</text:span><text:span text:style-name="T43"> </text:span><text:span text:style-name="T40">new</text:span><text:span text:style-name="T43"> </text:span><text:span text:style-name="T38">s_expr</text:span><text:span text:style-name="T46">;</text:span></text:p>
      <text:p text:style-name="P22"><text:span text:style-name="T43"><text:s text:c="8"/></text:span><text:span text:style-name="T40">if</text:span><text:span text:style-name="T43"> </text:span><text:span text:style-name="T46">(</text:span><text:span text:style-name="T43"> </text:span><text:span text:style-name="T46">p</text:span><text:span text:style-name="T43"> </text:span><text:span text:style-name="T46">==</text:span><text:span text:style-name="T43"> </text:span><text:span text:style-name="T65">NULL</text:span><text:span text:style-name="T46">)</text:span><text:span text:style-name="T43"> </text:span><text:span text:style-name="T46">{</text:span></text:p>
      <text:p text:style-name="P22"><text:span text:style-name="T43"><text:s text:c="12"/></text:span>cerr<text:span text:style-name="T43"> </text:span><text:span text:style-name="T46">&lt;&lt;</text:span><text:span text:style-name="T43"> </text:span><text:span text:style-name="T62">"Memory</text:span><text:span text:style-name="T43"> </text:span><text:span text:style-name="T62">...\n"</text:span><text:span text:style-name="T46">;</text:span><text:span text:style-name="T43"> </text:span><text:span text:style-name="T46">exit(</text:span><text:span text:style-name="T65">1</text:span><text:span text:style-name="T46">);</text:span></text:p>
      <text:p text:style-name="P22"><text:span text:style-name="T43"><text:s text:c="8"/></text:span><text:span text:style-name="T46">}</text:span></text:p>
      <text:p text:style-name="P22"><text:span text:style-name="T43"><text:s text:c="8"/></text:span><text:span text:style-name="T40">else</text:span><text:span text:style-name="T43"> </text:span><text:span text:style-name="T46">{</text:span></text:p>
      <text:p text:style-name="P22"><text:span text:style-name="T43"><text:s text:c="12"/></text:span><text:span text:style-name="T46">p-&gt;</text:span><text:span text:style-name="T78">tag</text:span><text:span text:style-name="T43"> </text:span><text:span text:style-name="T46">=</text:span><text:span text:style-name="T43"> </text:span><text:span text:style-name="T38">TAG_PAIR</text:span><text:span text:style-name="T46">;</text:span></text:p>
      <text:p text:style-name="P22"><text:span text:style-name="T43"><text:s text:c="12"/></text:span><text:span text:style-name="T46">p-&gt;</text:span><text:span text:style-name="T78">node</text:span><text:span text:style-name="T46">.</text:span><text:span text:style-name="T78">pair</text:span><text:span text:style-name="T46">.</text:span><text:span text:style-name="T78">hd</text:span><text:span text:style-name="T43"> </text:span><text:span text:style-name="T46">=</text:span><text:span text:style-name="T43"> </text:span><text:span text:style-name="T46">h;</text:span></text:p>
      <text:p text:style-name="P22"><text:span text:style-name="T43"><text:s text:c="12"/></text:span><text:span text:style-name="T46">p-&gt;</text:span><text:span text:style-name="T78">node</text:span><text:span text:style-name="T46">.</text:span><text:span text:style-name="T78">pair</text:span><text:span text:style-name="T46">.</text:span><text:span text:style-name="T78">tl</text:span><text:span text:style-name="T43"> </text:span><text:span text:style-name="T46">=</text:span><text:span text:style-name="T43"> </text:span><text:span text:style-name="T46">t;</text:span></text:p>
      <text:p text:style-name="P22"><text:span text:style-name="T43"><text:s text:c="12"/></text:span><text:span text:style-name="T40">return</text:span><text:span text:style-name="T43"> </text:span><text:span text:style-name="T46">p;</text:span></text:p>
      <text:p text:style-name="P22"><text:span text:style-name="T43"><text:s text:c="8"/></text:span><text:span text:style-name="T46">}</text:span></text:p>
      <text:p text:style-name="P22"><text:span text:style-name="T43"><text:s text:c="4"/></text:span><text:span text:style-name="T46">}</text:span></text:p>
      <text:p text:style-name="P20">}</text:p>
      <text:p text:style-name="P22"><text:span text:style-name="T38">lisp</text:span><text:span text:style-name="T43"> </text:span><text:span text:style-name="T46">make_atom</text:span><text:span text:style-name="T43"> </text:span><text:span text:style-name="T46">(</text:span><text:span text:style-name="T40">const</text:span><text:span text:style-name="T43"> </text:span><text:span text:style-name="T38">base</text:span><text:span text:style-name="T43"> </text:span><text:span text:style-name="T46">x)</text:span></text:p>
      <text:p text:style-name="P22"><text:span text:style-name="T46">{</text:span><text:span text:style-name="T43"> <text:s text:c="6"/></text:span><text:span text:style-name="T38">lisp</text:span><text:span text:style-name="T43"> </text:span><text:span text:style-name="T46">s;</text:span></text:p>
      <text:p text:style-name="P22"><text:span text:style-name="T43"><text:s text:c="4"/></text:span><text:span text:style-name="T46">s</text:span><text:span text:style-name="T43"> </text:span><text:span text:style-name="T46">=</text:span><text:span text:style-name="T43"> </text:span><text:span text:style-name="T40">new</text:span><text:span text:style-name="T43"> </text:span><text:span text:style-name="T38">s_expr</text:span><text:span text:style-name="T46">;</text:span></text:p>
      <text:p text:style-name="P22"><text:span text:style-name="T43"><text:s text:c="4"/></text:span><text:span text:style-name="T46">s</text:span><text:span text:style-name="T43"> </text:span><text:span text:style-name="T46">-&gt;</text:span><text:span text:style-name="T43"> </text:span><text:span text:style-name="T78">tag</text:span><text:span text:style-name="T43"> </text:span><text:span text:style-name="T46">=</text:span><text:span text:style-name="T43"> </text:span><text:span text:style-name="T38">TAG_ATOM</text:span><text:span text:style-name="T46">;</text:span></text:p>
      <text:p text:style-name="P22"><text:span text:style-name="T43"><text:s text:c="4"/></text:span><text:span text:style-name="T46">s-&gt;</text:span><text:span text:style-name="T78">node</text:span><text:span text:style-name="T46">.</text:span><text:span text:style-name="T78">atom</text:span><text:span text:style-name="T43"> </text:span><text:span text:style-name="T46">=</text:span><text:span text:style-name="T43"> </text:span><text:span text:style-name="T46">x;</text:span></text:p>
      <text:p text:style-name="P22"><text:span text:style-name="T43"><text:s text:c="4"/></text:span><text:span text:style-name="T40">return</text:span><text:span text:style-name="T43"> </text:span><text:span text:style-name="T46">s;</text:span></text:p>
      <text:p text:style-name="P20">}</text:p>
      <text:p text:style-name="P22"><text:span text:style-name="T40">void</text:span><text:span text:style-name="T43"> </text:span><text:span text:style-name="T46">destroy</text:span><text:span text:style-name="T43"> </text:span><text:span text:style-name="T46">(</text:span><text:span text:style-name="T38">lisp</text:span><text:span text:style-name="T43"> </text:span><text:span text:style-name="T46">s)</text:span></text:p>
      <text:p text:style-name="P20">{</text:p>
      <text:p text:style-name="P22"><text:span text:style-name="T43"><text:s text:c="4"/></text:span><text:span text:style-name="T40">if</text:span><text:span text:style-name="T43"> </text:span><text:span text:style-name="T46">(</text:span><text:span text:style-name="T43"> </text:span><text:span text:style-name="T46">s</text:span><text:span text:style-name="T43"> </text:span><text:span text:style-name="T46">!=</text:span><text:span text:style-name="T43"> </text:span><text:span text:style-name="T65">NULL</text:span><text:span text:style-name="T46">)</text:span><text:span text:style-name="T43"> </text:span><text:span text:style-name="T46">{</text:span></text:p>
      <text:p text:style-name="P22"><text:span text:style-name="T43"><text:s text:c="8"/></text:span><text:span text:style-name="T40">if</text:span><text:span text:style-name="T43"> </text:span><text:span text:style-name="T46">(!isAtom(s))</text:span><text:span text:style-name="T43"> </text:span><text:span text:style-name="T46">{</text:span></text:p>
      <text:p text:style-name="P22"><text:span text:style-name="T43"><text:s text:c="12"/></text:span><text:span text:style-name="T46">destroy</text:span><text:span text:style-name="T43"> </text:span><text:span text:style-name="T46">(</text:span><text:span text:style-name="T43"> </text:span><text:span text:style-name="T46">head</text:span><text:span text:style-name="T43"> </text:span><text:span text:style-name="T46">(s));</text:span></text:p>
      <text:p text:style-name="P22"><text:span text:style-name="T43"><text:s text:c="12"/></text:span><text:span text:style-name="T46">destroy</text:span><text:span text:style-name="T43"> </text:span><text:span text:style-name="T46">(</text:span><text:span text:style-name="T43"> </text:span><text:span text:style-name="T46">tail(s));</text:span></text:p>
      <text:p text:style-name="P22"><text:span text:style-name="T43"><text:s text:c="8"/></text:span><text:span text:style-name="T46">}</text:span></text:p>
      <text:p text:style-name="P22"><text:span text:style-name="T43"><text:s text:c="8"/></text:span><text:span text:style-name="T40">delete</text:span><text:span text:style-name="T43"> </text:span><text:span text:style-name="T46">s;</text:span></text:p>
      <text:p text:style-name="P22"><text:span text:style-name="T43"><text:s text:c="4"/></text:span><text:span text:style-name="T46">};</text:span></text:p>
      <text:p text:style-name="P20">}</text:p>
      <text:p text:style-name="P22"><text:span text:style-name="T62">//</text:span><text:span text:style-name="T43"> </text:span><text:span text:style-name="T62">функции</text:span><text:span text:style-name="T43"> </text:span><text:span text:style-name="T62">ввода:</text:span></text:p>
      <text:p text:style-name="P22"><text:span text:style-name="T40">void</text:span><text:span text:style-name="T43"> </text:span><text:span text:style-name="T46">read_lisp</text:span><text:span text:style-name="T43"> </text:span><text:span text:style-name="T46">(</text:span><text:span text:style-name="T43"> </text:span><text:span text:style-name="T38">lisp</text:span><text:span text:style-name="T46">&amp;</text:span><text:span text:style-name="T43"> </text:span>y<text:span text:style-name="T46">,</text:span><text:span text:style-name="T38">istream</text:span><text:span text:style-name="T43"> </text:span><text:span text:style-name="T46">&amp;</text:span>cin<text:span text:style-name="T46">);</text:span><text:span text:style-name="T43"> <text:s text:c="8"/></text:span><text:span text:style-name="T62">//</text:span><text:span text:style-name="T43"> </text:span><text:span text:style-name="T62">основная</text:span></text:p>
      <text:p text:style-name="P22"><text:span text:style-name="T40">void</text:span><text:span text:style-name="T43"> </text:span><text:span text:style-name="T46">read_s_expr</text:span><text:span text:style-name="T43"> </text:span><text:span text:style-name="T46">(</text:span><text:span text:style-name="T38">base</text:span><text:span text:style-name="T43"> </text:span>prev<text:span text:style-name="T46">,</text:span><text:span text:style-name="T43"> </text:span><text:span text:style-name="T38">lisp</text:span><text:span text:style-name="T46">&amp;</text:span><text:span text:style-name="T43"> </text:span>y<text:span text:style-name="T46">,</text:span><text:span text:style-name="T38">istream</text:span><text:span text:style-name="T43"> </text:span><text:span text:style-name="T46">&amp;</text:span>cin<text:span text:style-name="T46">);</text:span></text:p>
      <text:p text:style-name="P22"><text:span text:style-name="T40">void</text:span><text:span text:style-name="T43"> </text:span><text:span text:style-name="T46">read_seq</text:span><text:span text:style-name="T43"> </text:span><text:span text:style-name="T46">(</text:span><text:span text:style-name="T43"> </text:span><text:span text:style-name="T38">lisp</text:span><text:span text:style-name="T46">&amp;</text:span><text:span text:style-name="T43"> </text:span>y<text:span text:style-name="T46">,</text:span><text:span text:style-name="T38">istream</text:span><text:span text:style-name="T43"> </text:span><text:span text:style-name="T46">&amp;</text:span>cin<text:span text:style-name="T46">);</text:span></text:p>
      <text:p text:style-name="P22"><text:span text:style-name="T62">//</text:span><text:span text:style-name="T43"> </text:span><text:span text:style-name="T62">ввод</text:span><text:span text:style-name="T43"> </text:span><text:span text:style-name="T62">списка</text:span><text:span text:style-name="T43"> </text:span><text:span text:style-name="T62">с</text:span><text:span text:style-name="T43"> </text:span><text:span text:style-name="T62">консоли</text:span></text:p>
      <text:p text:style-name="P22"><text:span text:style-name="T40">void</text:span><text:span text:style-name="T43"> </text:span><text:span text:style-name="T46">read_lisp</text:span><text:span text:style-name="T43"> </text:span><text:span text:style-name="T46">(</text:span><text:span text:style-name="T43"> </text:span><text:span text:style-name="T38">lisp</text:span><text:span text:style-name="T46">&amp;</text:span><text:span text:style-name="T43"> </text:span><text:span text:style-name="T46">y,</text:span><text:span text:style-name="T38">istream</text:span><text:span text:style-name="T43"> </text:span><text:span text:style-name="T46">&amp;cin)</text:span></text:p>
      <text:p text:style-name="P22"><text:span text:style-name="T46">{</text:span><text:span text:style-name="T43"> <text:s text:c="6"/></text:span><text:span text:style-name="T38">base</text:span><text:span text:style-name="T43"> </text:span><text:span text:style-name="T46">x;</text:span></text:p>
      <text:p text:style-name="P22"><text:span text:style-name="T43"><text:s text:c="4"/></text:span><text:span text:style-name="T40">do</text:span><text:span text:style-name="T43"> </text:span><text:span text:style-name="T46">cin</text:span><text:span text:style-name="T43"> </text:span><text:span text:style-name="T46">&gt;&gt;</text:span><text:span text:style-name="T43"> </text:span><text:span text:style-name="T46">x;</text:span><text:span text:style-name="T43"> </text:span><text:span text:style-name="T40">while</text:span><text:span text:style-name="T43"> </text:span><text:span text:style-name="T46">(x==</text:span><text:span text:style-name="T62">'</text:span><text:span text:style-name="T43"> </text:span><text:span text:style-name="T62">'</text:span><text:span text:style-name="T46">);</text:span></text:p>
      <text:p text:style-name="P22"><text:span text:style-name="T43"><text:s text:c="4"/></text:span><text:span text:style-name="T46">read_s_expr</text:span><text:span text:style-name="T43"> </text:span><text:span text:style-name="T46">(</text:span><text:span text:style-name="T43"> </text:span><text:span text:style-name="T46">x,</text:span><text:span text:style-name="T43"> </text:span><text:span text:style-name="T46">y,cin);</text:span></text:p>
      <text:p text:style-name="P22"><text:span text:style-name="T46">}</text:span><text:span text:style-name="T43"> </text:span><text:span text:style-name="T62">//end</text:span><text:span text:style-name="T43"> </text:span><text:span text:style-name="T62">read_lisp</text:span></text:p>
      <text:p text:style-name="P22"><text:span text:style-name="T40">void</text:span><text:span text:style-name="T43"> </text:span><text:span text:style-name="T46">read_s_expr</text:span><text:span text:style-name="T43"> </text:span><text:span text:style-name="T46">(</text:span><text:span text:style-name="T38">base</text:span><text:span text:style-name="T43"> </text:span><text:span text:style-name="T46">prev,</text:span><text:span text:style-name="T43"> </text:span><text:span text:style-name="T38">lisp</text:span><text:span text:style-name="T46">&amp;</text:span><text:span text:style-name="T43"> </text:span><text:span text:style-name="T46">y,</text:span><text:span text:style-name="T38">istream</text:span><text:span text:style-name="T43"> </text:span><text:span text:style-name="T46">&amp;cin)</text:span></text:p>
      <text:p text:style-name="P22"><text:span text:style-name="T46">{</text:span><text:span text:style-name="T43"> </text:span><text:span text:style-name="T62">//prev</text:span><text:span text:style-name="T43"> <text:s text:c="2"/></text:span><text:span text:style-name="T62">－</text:span><text:span text:style-name="T43"> </text:span><text:span text:style-name="T62">ранее</text:span><text:span text:style-name="T43"> </text:span><text:span text:style-name="T62">прочитанный</text:span><text:span text:style-name="T43"> </text:span><text:span text:style-name="T62">символ</text:span></text:p>
      <text:p text:style-name="P22"><text:span text:style-name="T43"><text:s text:c="4"/></text:span><text:span text:style-name="T40">if</text:span><text:span text:style-name="T43"> </text:span><text:span text:style-name="T46">(</text:span><text:span text:style-name="T43"> </text:span><text:span text:style-name="T46">prev</text:span><text:span text:style-name="T43"> </text:span><text:span text:style-name="T46">==</text:span><text:span text:style-name="T43"> </text:span><text:span text:style-name="T62">')'</text:span><text:span text:style-name="T43"> </text:span><text:span text:style-name="T46">)</text:span><text:span text:style-name="T43"> </text:span><text:span text:style-name="T46">{</text:span>cerr<text:span text:style-name="T43"> </text:span><text:span text:style-name="T46">&lt;&lt;</text:span><text:span text:style-name="T43"> </text:span><text:span text:style-name="T62">"</text:span><text:span text:style-name="T43"> </text:span><text:span text:style-name="T62">!</text:span><text:span text:style-name="T43"> </text:span><text:span text:style-name="T62">List.Error</text:span><text:span text:style-name="T43"> </text:span><text:span text:style-name="T62">1</text:span><text:span text:style-name="T43"> </text:span><text:span text:style-name="T62">"</text:span><text:span text:style-name="T43"> </text:span><text:span text:style-name="T46">&lt;&lt;</text:span><text:span text:style-name="T43"> </text:span>endl<text:span text:style-name="T46">;</text:span><text:span text:style-name="T43"> </text:span><text:span text:style-name="T46">exit(</text:span><text:span text:style-name="T65">1</text:span><text:span text:style-name="T46">);</text:span><text:span text:style-name="T43"> </text:span><text:span text:style-name="T46">}</text:span></text:p>
      <text:p text:style-name="P22"><text:span text:style-name="T43"><text:s text:c="4"/></text:span><text:span text:style-name="T40">else</text:span><text:span text:style-name="T43"> </text:span><text:span text:style-name="T40">if</text:span><text:span text:style-name="T43"> </text:span><text:span text:style-name="T46">(</text:span><text:span text:style-name="T43"> </text:span><text:span text:style-name="T46">prev</text:span><text:span text:style-name="T43"> </text:span><text:span text:style-name="T46">!=</text:span><text:span text:style-name="T43"> </text:span><text:span text:style-name="T62">'('</text:span><text:span text:style-name="T43"> </text:span><text:span text:style-name="T46">)</text:span><text:span text:style-name="T43"> </text:span><text:span text:style-name="T46">y</text:span><text:span text:style-name="T43"> </text:span><text:span text:style-name="T46">=</text:span><text:span text:style-name="T43"> </text:span><text:span text:style-name="T46">make_atom</text:span><text:span text:style-name="T43"> </text:span><text:span text:style-name="T46">(prev);</text:span></text:p>
      <text:p text:style-name="P22"><text:span text:style-name="T43"><text:s text:c="4"/></text:span><text:span text:style-name="T40">else</text:span><text:span text:style-name="T43"> </text:span><text:span text:style-name="T46">read_seq</text:span><text:span text:style-name="T43"> </text:span><text:span text:style-name="T46">(y,cin);</text:span></text:p>
      <text:p text:style-name="P22"><text:span text:style-name="T46">}</text:span><text:span text:style-name="T43"> </text:span><text:span text:style-name="T62">//end</text:span><text:span text:style-name="T43"> </text:span><text:span text:style-name="T62">read_s_expr</text:span></text:p>
      <text:p text:style-name="P22"><text:soft-page-break/><text:span text:style-name="T40">void</text:span><text:span text:style-name="T43"> </text:span><text:span text:style-name="T46">read_seq</text:span><text:span text:style-name="T43"> </text:span><text:span text:style-name="T46">(</text:span><text:span text:style-name="T43"> </text:span><text:span text:style-name="T38">lisp</text:span><text:span text:style-name="T46">&amp;</text:span><text:span text:style-name="T43"> </text:span><text:span text:style-name="T46">y,</text:span><text:span text:style-name="T38">istream</text:span><text:span text:style-name="T43"> </text:span><text:span text:style-name="T46">&amp;cin)</text:span></text:p>
      <text:p text:style-name="P22"><text:span text:style-name="T46">{</text:span><text:span text:style-name="T43"> <text:s text:c="6"/></text:span><text:span text:style-name="T38">base</text:span><text:span text:style-name="T43"> </text:span><text:span text:style-name="T46">x;</text:span></text:p>
      <text:p text:style-name="P22"><text:span text:style-name="T43"><text:s text:c="4"/></text:span><text:span text:style-name="T38">lisp</text:span><text:span text:style-name="T43"> </text:span><text:span text:style-name="T46">p1,</text:span><text:span text:style-name="T43"> </text:span><text:span text:style-name="T46">p2;</text:span></text:p>
      <text:p text:style-name="P22"><text:span text:style-name="T43"><text:s text:c="4"/></text:span><text:span text:style-name="T40">if</text:span><text:span text:style-name="T43"> </text:span><text:span text:style-name="T46">(!(cin</text:span><text:span text:style-name="T43"> </text:span><text:span text:style-name="T46">&gt;&gt;</text:span><text:span text:style-name="T43"> </text:span><text:span text:style-name="T46">x))</text:span><text:span text:style-name="T43"> </text:span><text:span text:style-name="T46">{</text:span>cerr<text:span text:style-name="T43"> </text:span><text:span text:style-name="T46">&lt;&lt;</text:span><text:span text:style-name="T43"> </text:span><text:span text:style-name="T62">"</text:span><text:span text:style-name="T43"> </text:span><text:span text:style-name="T62">!</text:span><text:span text:style-name="T43"> </text:span><text:span text:style-name="T62">List.Error</text:span><text:span text:style-name="T43"> </text:span><text:span text:style-name="T62">2</text:span><text:span text:style-name="T43"> </text:span><text:span text:style-name="T62">"</text:span><text:span text:style-name="T43"> </text:span><text:span text:style-name="T46">&lt;&lt;</text:span><text:span text:style-name="T43"> </text:span>endl<text:span text:style-name="T46">;</text:span><text:span text:style-name="T43"> </text:span><text:span text:style-name="T46">exit(</text:span><text:span text:style-name="T65">1</text:span><text:span text:style-name="T46">);}</text:span></text:p>
      <text:p text:style-name="P22"><text:span text:style-name="T43"><text:s text:c="4"/></text:span><text:span text:style-name="T40">else</text:span><text:span text:style-name="T43"> </text:span><text:span text:style-name="T46">{</text:span></text:p>
      <text:p text:style-name="P22"><text:span text:style-name="T43"><text:s text:c="8"/></text:span><text:span text:style-name="T40">while</text:span><text:span text:style-name="T43"> <text:s/></text:span><text:span text:style-name="T46">(</text:span><text:span text:style-name="T43"> </text:span><text:span text:style-name="T46">x==</text:span><text:span text:style-name="T62">'</text:span><text:span text:style-name="T43"> </text:span><text:span text:style-name="T62">'</text:span><text:span text:style-name="T43"> </text:span><text:span text:style-name="T46">)</text:span><text:span text:style-name="T43"> </text:span><text:span text:style-name="T46">cin</text:span><text:span text:style-name="T43"> </text:span><text:span text:style-name="T46">&gt;&gt;</text:span><text:span text:style-name="T43"> </text:span><text:span text:style-name="T46">x;</text:span></text:p>
      <text:p text:style-name="P22"><text:span text:style-name="T43"><text:s text:c="8"/></text:span><text:span text:style-name="T40">if</text:span><text:span text:style-name="T43"> </text:span><text:span text:style-name="T46">(</text:span><text:span text:style-name="T43"> </text:span><text:span text:style-name="T46">x</text:span><text:span text:style-name="T43"> </text:span><text:span text:style-name="T46">==</text:span><text:span text:style-name="T43"> </text:span><text:span text:style-name="T62">')'</text:span><text:span text:style-name="T43"> </text:span><text:span text:style-name="T46">)</text:span><text:span text:style-name="T43"> </text:span><text:span text:style-name="T46">y</text:span><text:span text:style-name="T43"> </text:span><text:span text:style-name="T46">=</text:span><text:span text:style-name="T43"> </text:span><text:span text:style-name="T65">NULL</text:span><text:span text:style-name="T46">;</text:span></text:p>
      <text:p text:style-name="P22"><text:span text:style-name="T43"><text:s text:c="8"/></text:span><text:span text:style-name="T40">else</text:span><text:span text:style-name="T43"> </text:span><text:span text:style-name="T46">{</text:span><text:span text:style-name="T43"> <text:s/></text:span><text:span text:style-name="T46">read_s_expr</text:span><text:span text:style-name="T43"> </text:span><text:span text:style-name="T46">(</text:span><text:span text:style-name="T43"> </text:span><text:span text:style-name="T46">x,</text:span><text:span text:style-name="T43"> </text:span><text:span text:style-name="T46">p1,cin);</text:span></text:p>
      <text:p text:style-name="P22"><text:span text:style-name="T43"><text:s text:c="12"/></text:span><text:span text:style-name="T46">read_seq</text:span><text:span text:style-name="T43"> </text:span><text:span text:style-name="T46">(</text:span><text:span text:style-name="T43"> </text:span><text:span text:style-name="T46">p2,cin);</text:span></text:p>
      <text:p text:style-name="P22"><text:span text:style-name="T43"><text:s text:c="12"/></text:span><text:span text:style-name="T46">y</text:span><text:span text:style-name="T43"> </text:span><text:span text:style-name="T46">=</text:span><text:span text:style-name="T43"> </text:span><text:span text:style-name="T46">cons</text:span><text:span text:style-name="T43"> </text:span><text:span text:style-name="T46">(p1,</text:span><text:span text:style-name="T43"> </text:span><text:span text:style-name="T46">p2);</text:span></text:p>
      <text:p text:style-name="P22"><text:span text:style-name="T43"><text:s text:c="8"/></text:span><text:span text:style-name="T46">}</text:span></text:p>
      <text:p text:style-name="P22"><text:span text:style-name="T43"><text:s text:c="4"/></text:span><text:span text:style-name="T46">}</text:span></text:p>
      <text:p text:style-name="P22"><text:span text:style-name="T46">}</text:span><text:span text:style-name="T43"> </text:span><text:span text:style-name="T62">//end</text:span><text:span text:style-name="T43"> </text:span><text:span text:style-name="T62">read_seq</text:span></text:p>
      <text:p text:style-name="P22"><text:span text:style-name="T62">//</text:span><text:span text:style-name="T43"> </text:span><text:span text:style-name="T62">функции</text:span><text:span text:style-name="T43"> </text:span><text:span text:style-name="T62">вывода:</text:span></text:p>
      <text:p text:style-name="P22"><text:span text:style-name="T40">void</text:span><text:span text:style-name="T43"> </text:span><text:span text:style-name="T46">write_lisp</text:span><text:span text:style-name="T43"> </text:span><text:span text:style-name="T46">(</text:span><text:span text:style-name="T40">const</text:span><text:span text:style-name="T43"> </text:span><text:span text:style-name="T38">lisp</text:span><text:span text:style-name="T43"> </text:span>x<text:span text:style-name="T46">,</text:span><text:span text:style-name="T38">ostream</text:span><text:span text:style-name="T43"> </text:span><text:span text:style-name="T46">&amp;</text:span>cout<text:span text:style-name="T46">);</text:span><text:span text:style-name="T43"> <text:s text:c="2"/></text:span><text:span text:style-name="T62">//</text:span><text:span text:style-name="T43"> </text:span><text:span text:style-name="T62">основная</text:span></text:p>
      <text:p text:style-name="P22"><text:span text:style-name="T40">void</text:span><text:span text:style-name="T43"> </text:span><text:span text:style-name="T46">write_seq</text:span><text:span text:style-name="T43"> </text:span><text:span text:style-name="T46">(</text:span><text:span text:style-name="T40">const</text:span><text:span text:style-name="T43"> </text:span><text:span text:style-name="T38">lisp</text:span><text:span text:style-name="T43"> </text:span>x<text:span text:style-name="T46">,</text:span><text:span text:style-name="T38">ostream</text:span><text:span text:style-name="T43"> </text:span><text:span text:style-name="T46">&amp;</text:span>cout<text:span text:style-name="T46">);</text:span></text:p>
      <text:p text:style-name="P22"><text:span text:style-name="T40">void</text:span><text:span text:style-name="T43"> </text:span><text:span text:style-name="T46">write_lisp</text:span><text:span text:style-name="T43"> </text:span><text:span text:style-name="T46">(</text:span><text:span text:style-name="T40">const</text:span><text:span text:style-name="T43"> </text:span><text:span text:style-name="T38">lisp</text:span><text:span text:style-name="T43"> </text:span><text:span text:style-name="T46">x,</text:span><text:span text:style-name="T38">ostream</text:span><text:span text:style-name="T43"> </text:span><text:span text:style-name="T46">&amp;cout)</text:span></text:p>
      <text:p text:style-name="P22"><text:span text:style-name="T46">{</text:span><text:span text:style-name="T62">//пустой</text:span><text:span text:style-name="T43"> </text:span><text:span text:style-name="T62">список</text:span><text:span text:style-name="T43"> </text:span><text:span text:style-name="T62">выводится</text:span><text:span text:style-name="T43"> </text:span><text:span text:style-name="T62">как</text:span><text:span text:style-name="T43"> </text:span><text:span text:style-name="T62">()</text:span></text:p>
      <text:p text:style-name="P22"><text:span text:style-name="T43"><text:s text:c="4"/></text:span><text:span text:style-name="T40">if</text:span><text:span text:style-name="T43"> </text:span><text:span text:style-name="T46">(isNull(x))</text:span><text:span text:style-name="T43"> </text:span><text:span text:style-name="T46">cout</text:span><text:span text:style-name="T43"> </text:span><text:span text:style-name="T46">&lt;&lt;</text:span><text:span text:style-name="T43"> </text:span><text:span text:style-name="T62">"</text:span><text:span text:style-name="T43"> </text:span><text:span text:style-name="T62">()"</text:span><text:span text:style-name="T46">;</text:span></text:p>
      <text:p text:style-name="P22"><text:span text:style-name="T43"><text:s text:c="4"/></text:span><text:span text:style-name="T40">else</text:span><text:span text:style-name="T43"> </text:span><text:span text:style-name="T40">if</text:span><text:span text:style-name="T43"> </text:span><text:span text:style-name="T46">(isAtom(x))</text:span><text:span text:style-name="T43"> </text:span><text:span text:style-name="T46">cout</text:span><text:span text:style-name="T43"> </text:span><text:span text:style-name="T46">&lt;&lt;</text:span><text:span text:style-name="T43"> </text:span><text:span text:style-name="T62">'</text:span><text:span text:style-name="T43"> </text:span><text:span text:style-name="T62">'</text:span><text:span text:style-name="T43"> </text:span><text:span text:style-name="T46">&lt;&lt;</text:span><text:span text:style-name="T43"> </text:span><text:span text:style-name="T46">x-&gt;</text:span><text:span text:style-name="T78">node</text:span><text:span text:style-name="T46">.</text:span><text:span text:style-name="T78">atom</text:span><text:span text:style-name="T46">;</text:span></text:p>
      <text:p text:style-name="P22"><text:span text:style-name="T43"><text:s text:c="4"/></text:span><text:span text:style-name="T40">else</text:span><text:span text:style-name="T43"> <text:s/></text:span><text:span text:style-name="T46">{</text:span><text:span text:style-name="T43"> </text:span><text:span text:style-name="T62">//непустой</text:span><text:span text:style-name="T43"> </text:span><text:span text:style-name="T62">список</text:span></text:p>
      <text:p text:style-name="P22"><text:span text:style-name="T43"><text:s text:c="8"/></text:span><text:span text:style-name="T46">cout</text:span><text:span text:style-name="T43"> </text:span><text:span text:style-name="T46">&lt;&lt;</text:span><text:span text:style-name="T43"> </text:span><text:span text:style-name="T62">"</text:span><text:span text:style-name="T43"> </text:span><text:span text:style-name="T62">("</text:span><text:span text:style-name="T43"> </text:span><text:span text:style-name="T46">;</text:span></text:p>
      <text:p text:style-name="P22"><text:span text:style-name="T43"><text:s text:c="8"/></text:span><text:span text:style-name="T46">write_seq(x,cout);</text:span></text:p>
      <text:p text:style-name="P22"><text:span text:style-name="T43"><text:s text:c="8"/></text:span><text:span text:style-name="T46">cout</text:span><text:span text:style-name="T43"> </text:span><text:span text:style-name="T46">&lt;&lt;</text:span><text:span text:style-name="T43"> </text:span><text:span text:style-name="T62">"</text:span><text:span text:style-name="T43"> </text:span><text:span text:style-name="T62">)"</text:span><text:span text:style-name="T46">;</text:span></text:p>
      <text:p text:style-name="P22"><text:span text:style-name="T43"><text:s text:c="4"/></text:span><text:span text:style-name="T46">}</text:span></text:p>
      <text:p text:style-name="P22"><text:span text:style-name="T46">}</text:span><text:span text:style-name="T43"> </text:span><text:span text:style-name="T62">//</text:span><text:span text:style-name="T43"> </text:span><text:span text:style-name="T62">end</text:span><text:span text:style-name="T43"> </text:span><text:span text:style-name="T62">write_lisp</text:span></text:p>
      <text:p text:style-name="P22"><text:span text:style-name="T40">void</text:span><text:span text:style-name="T43"> </text:span><text:span text:style-name="T46">write_seq</text:span><text:span text:style-name="T43"> </text:span><text:span text:style-name="T46">(</text:span><text:span text:style-name="T40">const</text:span><text:span text:style-name="T43"> </text:span><text:span text:style-name="T38">lisp</text:span><text:span text:style-name="T43"> </text:span><text:span text:style-name="T46">x,</text:span><text:span text:style-name="T38">ostream</text:span><text:span text:style-name="T43"> </text:span><text:span text:style-name="T46">&amp;cout)</text:span></text:p>
      <text:p text:style-name="P22"><text:span text:style-name="T46">{</text:span><text:span text:style-name="T62">/*выводит</text:span><text:span text:style-name="T43"> </text:span><text:span text:style-name="T62">последовательность</text:span><text:span text:style-name="T43"> </text:span><text:span text:style-name="T62">элементов</text:span><text:span text:style-name="T43"> </text:span><text:span text:style-name="T62">списка</text:span><text:span text:style-name="T43"> </text:span><text:span text:style-name="T62">без</text:span><text:span text:style-name="T43"> </text:span><text:span text:style-name="T62">обрамляющих</text:span><text:span text:style-name="T43"> </text:span><text:span text:style-name="T62">его</text:span><text:span text:style-name="T43"> </text:span><text:span text:style-name="T62">скобок</text:span><text:span text:style-name="T43"> </text:span><text:span text:style-name="T62">*/</text:span></text:p>
      <text:p text:style-name="P22"><text:span text:style-name="T43"><text:s text:c="4"/></text:span><text:span text:style-name="T40">if</text:span><text:span text:style-name="T43"> </text:span><text:span text:style-name="T46">(!isNull(x))</text:span><text:span text:style-name="T43"> </text:span><text:span text:style-name="T46">{</text:span></text:p>
      <text:p text:style-name="P22"><text:span text:style-name="T43"><text:s text:c="8"/></text:span><text:span text:style-name="T46">write_lisp(head</text:span><text:span text:style-name="T43"> </text:span><text:span text:style-name="T46">(x),cout);</text:span></text:p>
      <text:p text:style-name="P22"><text:span text:style-name="T43"><text:s text:c="8"/></text:span><text:span text:style-name="T46">write_seq(tail</text:span><text:span text:style-name="T43"> </text:span><text:span text:style-name="T46">(x),cout);</text:span></text:p>
      <text:p text:style-name="P22"><text:span text:style-name="T43"><text:s text:c="4"/></text:span><text:span text:style-name="T46">}</text:span></text:p>
      <text:p text:style-name="P20">}</text:p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charset="x-symbol"/>
    <style:font-face style:name="Times New Roman" svg:font-family="'Times New Roman'" style:font-family-generic="roman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Times New Roman1" svg:font-family="'Times New Roman'" style:font-family-generic="roman" style:font-pitch="variable"/>
    <style:font-face style:name="Arial1" svg:font-family="Arial" style:font-family-generic="swiss" style:font-pitch="variable"/>
    <style:font-face style:name="Caladea" svg:font-family="Caladea" style:font-family-generic="swiss" style:font-pitch="variable"/>
    <style:font-face style:name="Arial2" svg:font-family="Arial" style:font-family-generic="system" style:font-pitch="variable"/>
    <style:font-face style:name="Caladea1" svg:font-family="Caladea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Times New Roman2" svg:font-family="'Times New Roman'" style:font-family-generic="system" style:font-pitch="variable"/>
  </office:font-face-decls>
  <office:styles>
    <draw:marker draw:name="msArrowEnd_20_1" draw:display-name="msArrowEnd 1" svg:viewBox="0 0 80 80" svg:d="M40 0l40 80h-80z"/>
    <draw:marker draw:name="msArrowOvalEnd_20_1" draw:display-name="msArrowOvalEnd 1" svg:viewBox="0 0 80 80" svg:d="M80 40c0-22-18-40-40-40s-40 18-40 40 18 40 40 40 40-18 40-4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ru" fo:country="RU" fo:font-style="normal" style:text-underline-style="none" fo:font-weight="normal" style:letter-kerning="true" style:font-name-asian="Arial2" style:font-size-asian="11pt" style:language-asian="zh" style:country-asian="CN" style:font-style-asian="normal" style:font-weight-asian="normal" style:font-name-complex="Arial2" style:font-size-complex="11pt" style:language-complex="hi" style:country-complex="IN"/>
    </style:default-style>
    <style:default-style style:family="paragraph"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hyphenation-ladder-count="no-limit" fo:text-indent="0cm" style:auto-text-indent="false" fo:padding="0cm" fo:border="none" fo:keep-with-next="auto" style:text-autospace="ideograph-alpha" style:punctuation-wrap="hanging" style:line-break="strict" style:tab-stop-distance="1.27cm" style:writing-mode="lr-tb"/>
      <style:text-properties fo:font-variant="normal" fo:text-transform="none" fo:color="#000000" style:text-line-through-style="none" style:text-line-through-type="none" style:text-position="0% 100%" style:font-name="Arial" fo:font-size="11pt" fo:language="ru" fo:country="RU" fo:font-style="normal" style:text-underline-style="none" fo:font-weight="normal" style:letter-kerning="true" style:font-name-asian="Arial2" style:font-size-asian="11pt" style:language-asian="zh" style:country-asian="CN" style:font-style-asian="normal" style:font-weight-asian="normal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ListLabel_20_1" style:display-name="ListLabel 1" style:family="text">
      <style:text-properties style:font-name="Times New Roman1" fo:font-family="'Times New Roman'" style:font-family-generic="roman" style:font-pitch="variable" fo:font-size="14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Times New Roman1" fo:font-family="'Times New Roman'" style:font-family-generic="roman" style:font-pitch="variable" fo:font-size="14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WW8Num1z0" style:family="text">
      <style:text-properties fo:font-size="14pt" fo:language="en" fo:country="US" style:font-size-asian="14pt" style:font-size-complex="14pt"/>
    </style:style>
    <style:style style:name="WW8Num8z0" style:family="text">
      <style:text-properties style:font-name="Wingdings" fo:font-family="Wingdings" style:font-charset="x-symbol" fo:font-size="14pt" fo:language="ru" fo:country="RU" style:font-size-asian="14pt" style:language-asian="ru" style:country-asian="RU" style:font-name-complex="Wingdings" style:font-family-complex="Wingdings" style:font-charset-complex="x-symbol" style:font-size-complex="14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1.905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3.175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text:list-tab-stop-position="0.635cm" fo:text-indent="-0.635cm" fo:margin-left="4.445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5.715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6.98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text:list-tab-stop-position="0.635cm" fo:text-indent="-0.635cm" fo:margin-left="8.255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9.525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10.795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text:list-tab-stop-position="0.635cm" fo:text-indent="-0.635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">
        <style:list-level-properties text:list-level-position-and-space-mode="label-alignment">
          <style:list-level-label-alignment text:label-followed-by="listtab" text:list-tab-stop-position="1.27cm" fo:text-indent="-0.741cm" fo:margin-left="2.011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cm" fo:margin-top="0.75cm" fo:margin-bottom="0cm" loext:contextual-spacing="false" fo:line-height="100%" fo:text-align="end" style:justify-single-word="false" fo:text-indent="0cm" style:auto-text-indent="false" fo:break-before="page" fo:padding="0cm" fo:border="none"/>
      <style:text-properties style:text-position="0% 100%" style:font-name="Times New Roman1" fo:font-size="12pt" fo:font-weight="normal" style:font-name-asian="Times New Roman2" style:font-size-asian="12pt" style:font-weight-asian="normal" style:font-name-complex="Times New Roman2" style:font-size-complex="12pt"/>
    </style:style>
    <style:style style:name="MP2" style:family="paragraph" style:parent-style-name="Standard">
      <style:paragraph-properties fo:margin-top="0cm" fo:margin-bottom="0cm" loext:contextual-spacing="false" fo:line-height="100%" fo:text-align="center" style:justify-single-word="false" fo:padding="0cm" fo:border="none">
        <style:tab-stops>
          <style:tab-stop style:position="17.002cm" style:type="right"/>
        </style:tab-stops>
      </style:paragraph-properties>
      <style:text-properties fo:background-color="transparent"/>
    </style:style>
    <style:style style:name="MP3" style:family="paragraph" style:parent-style-name="Standard">
      <style:paragraph-properties fo:margin-top="0cm" fo:margin-bottom="1.251cm" loext:contextual-spacing="false" fo:line-height="100%" fo:padding="0cm" fo:border="none"/>
      <style:text-properties style:text-position="0% 100%" style:font-name="Times New Roman1" fo:font-size="12pt" fo:font-weight="normal" style:font-name-asian="Times New Roman2" style:font-size-asian="12pt" style:font-weight-asian="normal" style:font-name-complex="Times New Roman2" style:font-size-complex="12pt"/>
    </style:style>
    <style:page-layout style:name="Mpm1">
      <style:page-layout-properties fo:page-width="21.001cm" fo:page-height="29.7cm" style:num-format="1" style:print-orientation="portrait" fo:margin-top="0cm" fo:margin-bottom="1.27cm" fo:margin-left="3cm" fo:margin-right="1cm" fo:background-color="#ffffff" style:writing-mode="lr-tb" style:layout-grid-color="#c0c0c0" style:layout-grid-lines="2570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draw:fill-image-width="0cm" draw:fill-image-height="0cm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2cm" fo:margin-left="0cm" fo:margin-right="0cm" fo:margin-bottom="1.9cm" style:dynamic-spacing="true"/>
      </style:header-style>
      <style:footer-style>
        <style:header-footer-properties fo:min-height="0.73cm" fo:margin-left="0cm" fo:margin-right="0cm" fo:margin-top="0.63cm" style:shadow="none" fo:background-color="transparent" style:dynamic-spacing="true" draw:fill="none" draw:fill-color="#729fcf" draw:fill-image-width="0cm" draw:fill-image-height="0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cm" fo:background-color="#ffffff" style:writing-mode="lr-tb" style:layout-grid-color="#c0c0c0" style:layout-grid-lines="2570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 text:c="5"/></text:p>
      </style:header>
      <style:footer>
        <text:p text:style-name="MP2"><text:page-number text:select-page="current">8</text:page-number></text:p>
        <text:p text:style-name="MP3"/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10-01T23:55:44.188587923</dc:date>
    <meta:editing-duration>PT3H49S</meta:editing-duration>
    <meta:editing-cycles>28</meta:editing-cycles>
    <meta:document-statistic meta:table-count="2" meta:image-count="0" meta:object-count="0" meta:page-count="8" meta:paragraph-count="303" meta:word-count="1530" meta:character-count="10671" meta:non-whitespace-character-count="8618"/>
  </office:meta>
</office:document-meta>
</file>